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7.86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ttagecorep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/>
          <table:table-cell office:value-type="string" calcext:value-type="string">
            <text:p>post_url</text:p>
          </table:table-cell>
          <table:table-cell office:value-type="string" calcext:value-type="string">
            <text:p>white_family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white_supremacy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assive_women</text:p>
          </table:table-cell>
          <table:table-cell office:value-type="string" calcext:value-type="string">
            <text:p>Active_women</text:p>
          </table:table-cell>
          <table:table-cell office:value-type="string" calcext:value-type="string">
            <text:p>Chadwife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lavic</text:p>
          </table:table-cell>
        </table:table-row>
        <table:table-row table:style-name="ro1">
          <table:table-cell office:value-type="float" office:value="153815" calcext:value-type="float">
            <text:p>153815</text:p>
          </table:table-cell>
          <table:table-cell office:value-type="string" calcext:value-type="string">
            <text:p><text:a xlink:href="https://faemrys.tumblr.com/post/619757643940184064/its-been-over-a-month-since-i-posted-an-animal" xlink:type="simple">https://faemrys.tumblr.com/post/619757643940184064/its-been-over-a-month-since-i-posted-an-animal</text:a> </text:p>
          </table:table-cell>
          <table:table-cell table:number-columns-repeated="10"/>
        </table:table-row>
        <table:table-row table:style-name="ro1">
          <table:table-cell office:value-type="float" office:value="131188" calcext:value-type="float">
            <text:p>131188</text:p>
          </table:table-cell>
          <table:table-cell office:value-type="string" calcext:value-type="string">
            <text:p><text:a xlink:href="https://www.tumblr.com/blog/view/cottagecorre/657901111566598144" xlink:type="simple">https://www.tumblr.com/blog/view/cottagecorre/657901111566598144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720" calcext:value-type="float">
            <text:p>171720</text:p>
          </table:table-cell>
          <table:table-cell office:value-type="string" calcext:value-type="string">
            <text:p><text:a xlink:href="https://nectarcreek.tumblr.com/post/180167126019/pollen-pal" xlink:type="simple">https://nectarcreek.tumblr.com/post/180167126019/pollen-pal</text:a> </text:p>
          </table:table-cell>
          <table:table-cell table:number-columns-repeated="10"/>
        </table:table-row>
        <table:table-row table:style-name="ro1">
          <table:table-cell office:value-type="float" office:value="153116" calcext:value-type="float">
            <text:p>153116</text:p>
          </table:table-cell>
          <table:table-cell office:value-type="string" calcext:value-type="string">
            <text:p><text:a xlink:href="https://happyheidi.tumblr.com/post/685242739289456640/ig-afternoondreams" xlink:type="simple">https://happyheidi.tumblr.com/post/685242739289456640/ig-afternoondreams</text:a> </text:p>
          </table:table-cell>
          <table:table-cell table:number-columns-repeated="10"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<text:a xlink:href="https://the-faeryqueen.tumblr.com/post/613956660982136832/honey-lemon-cakelets-honey-lemon-chia-seed" xlink:type="simple">https://the-faeryqueen.tumblr.com/post/613956660982136832/honey-lemon-cakelets-honey-lemon-chia-seed</text:a> </text:p>
          </table:table-cell>
          <table:table-cell table:number-columns-repeated="10"/>
        </table:table-row>
        <table:table-row table:style-name="ro1">
          <table:table-cell office:value-type="float" office:value="47327" calcext:value-type="float">
            <text:p>47327</text:p>
          </table:table-cell>
          <table:table-cell office:value-type="string" calcext:value-type="string">
            <text:p><text:a xlink:href="https://the-moss-haven.tumblr.com/post/703629877095563264/wishes" xlink:type="simple">https://the-moss-haven.tumblr.com/post/703629877095563264/wishes</text:a> </text:p>
          </table:table-cell>
          <table:table-cell table:number-columns-repeated="10"/>
        </table:table-row>
        <table:table-row table:style-name="ro1">
          <table:table-cell office:value-type="float" office:value="50857" calcext:value-type="float">
            <text:p>50857</text:p>
          </table:table-cell>
          <table:table-cell office:value-type="string" calcext:value-type="string">
            <text:p><text:a xlink:href="https://www.tumblr.com/blog/view/rosegroveyard/661805917348790272" xlink:type="simple">https://www.tumblr.com/blog/view/rosegroveyard/661805917348790272</text:a> </text:p>
          </table:table-cell>
          <table:table-cell table:number-columns-repeated="10"/>
        </table:table-row>
        <table:table-row table:style-name="ro1">
          <table:table-cell office:value-type="float" office:value="59073" calcext:value-type="float">
            <text:p>59073</text:p>
          </table:table-cell>
          <table:table-cell office:value-type="string" calcext:value-type="string">
            <text:p><text:a xlink:href="https://peacozy.tumblr.com/post/707790865391927296" xlink:type="simple">https://peacozy.tumblr.com/post/70779086539192729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<text:a xlink:href="https://sweetbabyrat.tumblr.com/post/611251253326036992" xlink:type="simple">https://sweetbabyrat.tumblr.com/post/611251253326036992</text:a> </text:p>
          </table:table-cell>
          <table:table-cell table:number-columns-repeated="10"/>
        </table:table-row>
        <table:table-row table:style-name="ro1">
          <table:table-cell office:value-type="float" office:value="76472" calcext:value-type="float">
            <text:p>76472</text:p>
          </table:table-cell>
          <table:table-cell office:value-type="string" calcext:value-type="string">
            <text:p><text:a xlink:href="https://miiloserdie.tumblr.com/post/614405166815461376/me-on-third-week-of-quarantine-look-at-my-babies" xlink:type="simple">https://miiloserdie.tumblr.com/post/614405166815461376/me-on-third-week-of-quarantine-look-at-my-babies</text:a> </text:p>
          </table:table-cell>
          <table:table-cell table:number-columns-repeated="10"/>
        </table:table-row>
        <table:table-row table:style-name="ro1">
          <table:table-cell office:value-type="float" office:value="155302" calcext:value-type="float">
            <text:p>155302</text:p>
          </table:table-cell>
          <table:table-cell office:value-type="string" calcext:value-type="string">
            <text:p><text:a xlink:href="https://www.tumblr.com/blog/view/threeknees/618386812903243776" xlink:type="simple">https://www.tumblr.com/blog/view/threeknees/618386812903243776</text:a> </text:p>
          </table:table-cell>
          <table:table-cell table:number-columns-repeated="10"/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<text:a xlink:href="https://gentillesses.tumblr.com/post/185351483863/said-goodbye-to-vermont-for-the-next-3-months" xlink:type="simple">https://gentillesses.tumblr.com/post/185351483863/said-goodbye-to-vermont-for-the-next-3-months</text:a> </text:p>
          </table:table-cell>
          <table:table-cell table:number-columns-repeated="10"/>
        </table:table-row>
        <table:table-row table:style-name="ro1">
          <table:table-cell office:value-type="float" office:value="137933" calcext:value-type="float">
            <text:p>137933</text:p>
          </table:table-cell>
          <table:table-cell office:value-type="string" calcext:value-type="string">
            <text:p><text:a xlink:href="https://www.tumblr.com/blog/view/eksikaldim/722023787445518336" xlink:type="simple">https://www.tumblr.com/blog/view/eksikaldim/722023787445518336</text:a>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908" calcext:value-type="float">
            <text:p>130908</text:p>
          </table:table-cell>
          <table:table-cell office:value-type="string" calcext:value-type="string">
            <text:p><text:a xlink:href="https://www.tumblr.com/blog/view/dumbass4beinghoodwinkedbyslutpig/668780533036285952" xlink:type="simple">https://www.tumblr.com/blog/view/dumbass4beinghoodwinkedbyslutpig/668780533036285952</text:a> </text:p>
          </table:table-cell>
          <table:table-cell table:number-columns-repeated="10"/>
        </table:table-row>
        <table:table-row table:style-name="ro1">
          <table:table-cell office:value-type="float" office:value="144564" calcext:value-type="float">
            <text:p>144564</text:p>
          </table:table-cell>
          <table:table-cell office:value-type="string" calcext:value-type="string">
            <text:p><text:a xlink:href="https://loftyangel.tumblr.com/post/671941621447786496/nicopancafe" xlink:type="simple">https://loftyangel.tumblr.com/post/671941621447786496/nicopancafe</text:a> </text:p>
          </table:table-cell>
          <table:table-cell table:number-columns-repeated="10"/>
        </table:table-row>
        <table:table-row table:style-name="ro1">
          <table:table-cell office:value-type="float" office:value="69060" calcext:value-type="float">
            <text:p>69060</text:p>
          </table:table-cell>
          <table:table-cell office:value-type="string" calcext:value-type="string">
            <text:p><text:a xlink:href="https://mushfae.tumblr.com/post/629980104667348992" xlink:type="simple">https://mushfae.tumblr.com/post/629980104667348992</text:a> </text:p>
          </table:table-cell>
          <table:table-cell table:number-columns-repeated="10"/>
        </table:table-row>
        <table:table-row table:style-name="ro1">
          <table:table-cell office:value-type="float" office:value="117159" calcext:value-type="float">
            <text:p>117159</text:p>
          </table:table-cell>
          <table:table-cell office:value-type="string" calcext:value-type="string">
            <text:p><text:a xlink:href="https://onuen.tumblr.com/post/630797362101633024/a-curious-friend" xlink:type="simple">https://onuen.tumblr.com/post/630797362101633024/a-curious-friend</text:a> </text:p>
          </table:table-cell>
          <table:table-cell table:number-columns-repeated="10"/>
        </table:table-row>
        <table:table-row table:style-name="ro1">
          <table:table-cell office:value-type="float" office:value="144686" calcext:value-type="float">
            <text:p>144686</text:p>
          </table:table-cell>
          <table:table-cell office:value-type="string" calcext:value-type="string">
            <text:p><text:a xlink:href="https://stardust948.tumblr.com/post/735002532376674304/in-my-cottagecore-era" xlink:type="simple">https://stardust948.tumblr.com/post/735002532376674304/in-my-cottagecore-era</text:a> </text:p>
          </table:table-cell>
          <table:table-cell table:number-columns-repeated="10"/>
        </table:table-row>
        <table:table-row table:style-name="ro1">
          <table:table-cell office:value-type="float" office:value="193329" calcext:value-type="float">
            <text:p>193329</text:p>
          </table:table-cell>
          <table:table-cell office:value-type="string" calcext:value-type="string">
            <text:p><text:a xlink:href="https://www.tumblr.com/blog/view/tiasplace/744670553943769088" xlink:type="simple">https://www.tumblr.com/blog/view/tiasplace/744670553943769088</text:a> </text:p>
          </table:table-cell>
          <table:table-cell table:number-columns-repeated="10"/>
        </table:table-row>
        <table:table-row table:style-name="ro1">
          <table:table-cell office:value-type="float" office:value="29414" calcext:value-type="float">
            <text:p>29414</text:p>
          </table:table-cell>
          <table:table-cell office:value-type="string" calcext:value-type="string">
            <text:p><text:a xlink:href="https://tea-with-mrs-mourning-dove.tumblr.com/post/738712748342575104" xlink:type="simple">https://tea-with-mrs-mourning-dove.tumblr.com/post/738712748342575104</text:a> </text:p>
          </table:table-cell>
          <table:table-cell table:number-columns-repeated="10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string" calcext:value-type="string">
            <text:p><text:a xlink:href="https://mishti-doi007.tumblr.com/post/658125135854845952/i-think-to-come-this-far-is-an-achievement-of" xlink:type="simple">https://mishti-doi007.tumblr.com/post/658125135854845952/i-think-to-come-this-far-is-an-achievement-of</text:a> </text:p>
          </table:table-cell>
          <table:table-cell table:number-columns-repeated="10"/>
        </table:table-row>
        <table:table-row table:style-name="ro1">
          <table:table-cell office:value-type="float" office:value="56443" calcext:value-type="float">
            <text:p>56443</text:p>
          </table:table-cell>
          <table:table-cell office:value-type="string" calcext:value-type="string">
            <text:p><text:a xlink:href="https://www.tumblr.com/blog/view/yorksnapshots/618657425867849728" xlink:type="simple">https://www.tumblr.com/blog/view/yorksnapshots/618657425867849728</text:a> </text:p>
          </table:table-cell>
          <table:table-cell table:number-columns-repeated="10"/>
        </table:table-row>
        <table:table-row table:style-name="ro1">
          <table:table-cell office:value-type="float" office:value="77125" calcext:value-type="float">
            <text:p>77125</text:p>
          </table:table-cell>
          <table:table-cell office:value-type="string" calcext:value-type="string">
            <text:p><text:a xlink:href="https://walks--in--the--woods.tumblr.com/post/189018153958/another-day-of-being-dissapointed-by-people-dont" xlink:type="simple">https://walks--in--the--woods.tumblr.com/post/189018153958/another-day-of-being-dissapointed-by-people-dont</text:a> </text:p>
          </table:table-cell>
          <table:table-cell table:number-columns-repeated="10"/>
        </table:table-row>
        <table:table-row table:style-name="ro1">
          <table:table-cell office:value-type="float" office:value="170981" calcext:value-type="float">
            <text:p>170981</text:p>
          </table:table-cell>
          <table:table-cell office:value-type="string" calcext:value-type="string">
            <text:p><text:a xlink:href="https://a-nerdy-bi.tumblr.com/post/715490145986576384/i-want-to-just-be-a-little-cottagecore-girl-witch" xlink:type="simple">https://a-nerdy-bi.tumblr.com/post/715490145986576384/i-want-to-just-be-a-little-cottagecore-girl-witch</text:a> </text:p>
          </table:table-cell>
          <table:table-cell table:number-columns-repeated="10"/>
        </table:table-row>
        <table:table-row table:style-name="ro1">
          <table:table-cell office:value-type="float" office:value="165287" calcext:value-type="float">
            <text:p>165287</text:p>
          </table:table-cell>
          <table:table-cell office:value-type="string" calcext:value-type="string">
            <text:p><text:a xlink:href="https://www.tumblr.com/blog/view/yorksnapshots/190810026049" xlink:type="simple">https://www.tumblr.com/blog/view/yorksnapshots/190810026049</text:a> </text:p>
          </table:table-cell>
          <table:table-cell table:number-columns-repeated="10"/>
        </table:table-row>
        <table:table-row table:style-name="ro1">
          <table:table-cell office:value-type="float" office:value="65435" calcext:value-type="float">
            <text:p>65435</text:p>
          </table:table-cell>
          <table:table-cell office:value-type="string" calcext:value-type="string">
            <text:p><text:a xlink:href="https://grubloved.tumblr.com/post/624020263939489792/beautiful-tummy-visitor" xlink:type="simple">https://grubloved.tumblr.com/post/624020263939489792/beautiful-tummy-visitor</text:a> </text:p>
          </table:table-cell>
          <table:table-cell table:number-columns-repeated="10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<text:a xlink:href="https://snailinateacup.tumblr.com/post/717223162720501760/who-needs-responsiblities-when-you-could-pin" xlink:type="simple">https://snailinateacup.tumblr.com/post/717223162720501760/who-needs-responsiblities-when-you-could-pin</text:a> </text:p>
          </table:table-cell>
          <table:table-cell table:number-columns-repeated="10"/>
        </table:table-row>
        <table:table-row table:style-name="ro1">
          <table:table-cell office:value-type="float" office:value="76701" calcext:value-type="float">
            <text:p>76701</text:p>
          </table:table-cell>
          <table:table-cell office:value-type="string" calcext:value-type="string">
            <text:p><text:a xlink:href="https://pirate-in-daps.tumblr.com/post/629705635128328192/went-on-a-walk-around-york-today-photographs-by" xlink:type="simple">https://pirate-in-daps.tumblr.com/post/629705635128328192/went-on-a-walk-around-york-today-photographs-by</text:a> </text:p>
          </table:table-cell>
          <table:table-cell table:number-columns-repeated="10"/>
        </table:table-row>
        <table:table-row table:style-name="ro1">
          <table:table-cell office:value-type="float" office:value="82940" calcext:value-type="float">
            <text:p>82940</text:p>
          </table:table-cell>
          <table:table-cell office:value-type="string" calcext:value-type="string">
            <text:p><text:a xlink:href="https://nestingdollset.tumblr.com/post/724487243745673216/front-door-to-a-faerie-home-btw-color-splash-is" xlink:type="simple">https://nestingdollset.tumblr.com/post/724487243745673216/front-door-to-a-faerie-home-btw-color-splash-is</text:a> </text:p>
          </table:table-cell>
          <table:table-cell table:number-columns-repeated="10"/>
        </table:table-row>
        <table:table-row table:style-name="ro1">
          <table:table-cell office:value-type="float" office:value="160533" calcext:value-type="float">
            <text:p>160533</text:p>
          </table:table-cell>
          <table:table-cell office:value-type="string" calcext:value-type="string">
            <text:p><text:a xlink:href="https://www.tumblr.com/blog/view/glass-bugs/687903095418683392" xlink:type="simple">https://www.tumblr.com/blog/view/glass-bugs/687903095418683392</text:a> </text:p>
          </table:table-cell>
          <table:table-cell table:number-columns-repeated="10"/>
        </table:table-row>
        <table:table-row table:style-name="ro1">
          <table:table-cell office:value-type="float" office:value="144885" calcext:value-type="float">
            <text:p>144885</text:p>
          </table:table-cell>
          <table:table-cell office:value-type="string" calcext:value-type="string">
            <text:p><text:a xlink:href="https://letturatraverse.tumblr.com/post/620402977226833920/cottage-core-tag" xlink:type="simple">https://letturatraverse.tumblr.com/post/620402977226833920/cottage-core-tag</text:a> </text:p>
          </table:table-cell>
          <table:table-cell table:number-columns-repeated="10"/>
        </table:table-row>
        <table:table-row table:style-name="ro1">
          <table:table-cell office:value-type="float" office:value="196542" calcext:value-type="float">
            <text:p>196542</text:p>
          </table:table-cell>
          <table:table-cell office:value-type="string" calcext:value-type="string">
            <text:p><text:a xlink:href="https://www.tumblr.com/blog/view/goblincloud/660743978013147136" xlink:type="simple">https://www.tumblr.com/blog/view/goblincloud/660743978013147136</text:a> </text:p>
          </table:table-cell>
          <table:table-cell table:number-columns-repeated="10"/>
        </table:table-row>
        <table:table-row table:style-name="ro1">
          <table:table-cell office:value-type="float" office:value="40383" calcext:value-type="float">
            <text:p>40383</text:p>
          </table:table-cell>
          <table:table-cell office:value-type="string" calcext:value-type="string">
            <text:p><text:a xlink:href="https://swampskulls.tumblr.com/post/184501236171/be-feral-do-crime-bake-some-cakes-and-offer-them" xlink:type="simple">https://swampskulls.tumblr.com/post/184501236171/be-feral-do-crime-bake-some-cakes-and-offer-them</text:a> </text:p>
          </table:table-cell>
          <table:table-cell table:number-columns-repeated="10"/>
        </table:table-row>
        <table:table-row table:style-name="ro1">
          <table:table-cell office:value-type="float" office:value="174477" calcext:value-type="float">
            <text:p>174477</text:p>
          </table:table-cell>
          <table:table-cell office:value-type="string" calcext:value-type="string">
            <text:p><text:a xlink:href="https://fallingstarwards.tumblr.com/post/624271246279999488/when-i-picture-my-someday-farm-i-picture-a" xlink:type="simple">https://fallingstarwards.tumblr.com/post/624271246279999488/when-i-picture-my-someday-farm-i-picture-a</text:a> </text:p>
          </table:table-cell>
          <table:table-cell table:number-columns-repeated="10"/>
        </table:table-row>
        <table:table-row table:style-name="ro1">
          <table:table-cell office:value-type="float" office:value="78976" calcext:value-type="float">
            <text:p>78976</text:p>
          </table:table-cell>
          <table:table-cell office:value-type="string" calcext:value-type="string">
            <text:p><text:a xlink:href="https://gogh-save-the-bees.tumblr.com/post/184905458288/via-weheartit" xlink:type="simple">https://gogh-save-the-bees.tumblr.com/post/184905458288/via-weheartit</text:a> </text:p>
          </table:table-cell>
          <table:table-cell table:number-columns-repeated="10"/>
        </table:table-row>
        <table:table-row table:style-name="ro1">
          <table:table-cell office:value-type="float" office:value="75002" calcext:value-type="float">
            <text:p>75002</text:p>
          </table:table-cell>
          <table:table-cell office:value-type="string" calcext:value-type="string">
            <text:p><text:a xlink:href="https://llovinghome.tumblr.com/post/619096333777813504" xlink:type="simple">https://llovinghome.tumblr.com/post/619096333777813504</text:a> </text:p>
          </table:table-cell>
          <table:table-cell table:number-columns-repeated="10"/>
        </table:table-row>
        <table:table-row table:style-name="ro1">
          <table:table-cell office:value-type="float" office:value="64921" calcext:value-type="float">
            <text:p>64921</text:p>
          </table:table-cell>
          <table:table-cell office:value-type="string" calcext:value-type="string">
            <text:p><text:a xlink:href="https://lovely-cryptids.tumblr.com/post/190136773931/moomins-be-livin-that-life-i-want" xlink:type="simple">https://lovely-cryptids.tumblr.com/post/190136773931/moomins-be-livin-that-life-i-want</text:a> </text:p>
          </table:table-cell>
          <table:table-cell table:number-columns-repeated="1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<text:a xlink:href="https://happyheidi.tumblr.com/post/656063196789112832/via" xlink:type="simple">https://happyheidi.tumblr.com/post/656063196789112832/via</text:a> </text:p>
          </table:table-cell>
          <table:table-cell table:number-columns-repeated="10"/>
        </table:table-row>
        <table:table-row table:style-name="ro1">
          <table:table-cell office:value-type="float" office:value="54005" calcext:value-type="float">
            <text:p>54005</text:p>
          </table:table-cell>
          <table:table-cell office:value-type="string" calcext:value-type="string">
            <text:p><text:a xlink:href="https://portrait-in-pleasure.tumblr.com/post/643901158205915136/from-sunday-leave-me-in-the-grass-with-my" xlink:type="simple">https://portrait-in-pleasure.tumblr.com/post/643901158205915136/from-sunday-leave-me-in-the-grass-with-my</text:a> </text:p>
          </table:table-cell>
          <table:table-cell table:number-columns-repeated="10"/>
        </table:table-row>
        <table:table-row table:style-name="ro1">
          <table:table-cell office:value-type="float" office:value="140815" calcext:value-type="float">
            <text:p>140815</text:p>
          </table:table-cell>
          <table:table-cell office:value-type="string" calcext:value-type="string">
            <text:p><text:a xlink:href="https://www.tumblr.com/blog/view/reclaimedbymoss/691157532999352320" xlink:type="simple">https://www.tumblr.com/blog/view/reclaimedbymoss/691157532999352320</text:a> </text:p>
          </table:table-cell>
          <table:table-cell table:number-columns-repeated="10"/>
        </table:table-row>
        <table:table-row table:style-name="ro1">
          <table:table-cell office:value-type="float" office:value="184517" calcext:value-type="float">
            <text:p>184517</text:p>
          </table:table-cell>
          <table:table-cell office:value-type="string" calcext:value-type="string">
            <text:p><text:a xlink:href="https://hannahofgreengables.tumblr.com/post/649637909775958016/reminder-to-my-lovely-cottage-farmer-friends" xlink:type="simple">https://hannahofgreengables.tumblr.com/post/649637909775958016/reminder-to-my-lovely-cottage-farmer-friends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591" calcext:value-type="float">
            <text:p>175591</text:p>
          </table:table-cell>
          <table:table-cell office:value-type="string" calcext:value-type="string">
            <text:p><text:a xlink:href="https://daydreaming-effy.tumblr.com/post/656329295020621824/the-only-validation-ill-ever-need-is-my-cat" xlink:type="simple">https://daydreaming-effy.tumblr.com/post/656329295020621824/the-only-validation-ill-ever-need-is-my-cat</text:a> </text:p>
          </table:table-cell>
          <table:table-cell table:number-columns-repeated="10"/>
        </table:table-row>
        <table:table-row table:style-name="ro1">
          <table:table-cell office:value-type="float" office:value="24146" calcext:value-type="float">
            <text:p>24146</text:p>
          </table:table-cell>
          <table:table-cell office:value-type="string" calcext:value-type="string">
            <text:p><text:a xlink:href="https://evelynhug0.tumblr.com/post/616496113978081280" xlink:type="simple">https://evelynhug0.tumblr.com/post/616496113978081280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535" calcext:value-type="float">
            <text:p>55535</text:p>
          </table:table-cell>
          <table:table-cell office:value-type="string" calcext:value-type="string">
            <text:p><text:a xlink:href="https://www.tumblr.com/blog/view/amygdalarmm/187747664908" xlink:type="simple">https://www.tumblr.com/blog/view/amygdalarmm/187747664908</text:a> </text:p>
          </table:table-cell>
          <table:table-cell table:number-columns-repeated="10"/>
        </table:table-row>
        <table:table-row table:style-name="ro1">
          <table:table-cell office:value-type="float" office:value="147517" calcext:value-type="float">
            <text:p>147517</text:p>
          </table:table-cell>
          <table:table-cell office:value-type="string" calcext:value-type="string">
            <text:p><text:a xlink:href="https://www.tumblr.com/blog/view/devils-path/668572526394392576" xlink:type="simple">https://www.tumblr.com/blog/view/devils-path/668572526394392576</text:a> 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19" calcext:value-type="float">
            <text:p>36119</text:p>
          </table:table-cell>
          <table:table-cell office:value-type="string" calcext:value-type="string">
            <text:p><text:a xlink:href="https://transtots.tumblr.com/post/177322284515/cottagecore-aesthetic-with-gingham-and-cows-for" xlink:type="simple">https://transtots.tumblr.com/post/177322284515/cottagecore-aesthetic-with-gingham-and-cows-for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390" calcext:value-type="float">
            <text:p>199390</text:p>
          </table:table-cell>
          <table:table-cell office:value-type="string" calcext:value-type="string">
            <text:p><text:a xlink:href="https://thequietsoliloquy.tumblr.com/post/618117795470884864/poetry-is-such-soothing-medicine-everything-falls" xlink:type="simple">https://thequietsoliloquy.tumblr.com/post/618117795470884864/poetry-is-such-soothing-medicine-everything-falls</text:a> </text:p>
          </table:table-cell>
          <table:table-cell table:number-columns-repeated="10"/>
        </table:table-row>
        <table:table-row table:style-name="ro1">
          <table:table-cell office:value-type="float" office:value="74768" calcext:value-type="float">
            <text:p>74768</text:p>
          </table:table-cell>
          <table:table-cell office:value-type="string" calcext:value-type="string">
            <text:p><text:a xlink:href="https://www.tumblr.com/blog/view/thecottagecore/638172693629452288" xlink:type="simple">https://www.tumblr.com/blog/view/thecottagecore/638172693629452288</text:a> 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747" calcext:value-type="float">
            <text:p>36747</text:p>
          </table:table-cell>
          <table:table-cell office:value-type="string" calcext:value-type="string">
            <text:p><text:a xlink:href="https://joyfulseasons.tumblr.com/post/727601265402658816" xlink:type="simple">https://joyfulseasons.tumblr.com/post/72760126540265881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7308" calcext:value-type="float">
            <text:p>107308</text:p>
          </table:table-cell>
          <table:table-cell office:value-type="string" calcext:value-type="string">
            <text:p><text:a xlink:href="https://kindcottagejourney-blog.tumblr.com/post/185979141856" xlink:type="simple">https://kindcottagejourney-blog.tumblr.com/post/185979141856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104" calcext:value-type="float">
            <text:p>107104</text:p>
          </table:table-cell>
          <table:table-cell office:value-type="string" calcext:value-type="string">
            <text:p><text:a xlink:href="https://fairmaidnelly.tumblr.com/post/643126929409687552" xlink:type="simple">https://fairmaidnelly.tumblr.com/post/643126929409687552</text:a> </text:p>
          </table:table-cell>
          <table:table-cell table:number-columns-repeated="10"/>
        </table:table-row>
        <table:table-row table:style-name="ro1">
          <table:table-cell office:value-type="float" office:value="101923" calcext:value-type="float">
            <text:p>101923</text:p>
          </table:table-cell>
          <table:table-cell office:value-type="string" calcext:value-type="string">
            <text:p><text:a xlink:href="https://coffeencream.tumblr.com/post/712007209361539072/parker-being-adorable" xlink:type="simple">https://coffeencream.tumblr.com/post/712007209361539072/parker-being-adorable</text:a> </text:p>
          </table:table-cell>
          <table:table-cell table:number-columns-repeated="10"/>
        </table:table-row>
        <table:table-row table:style-name="ro1">
          <table:table-cell office:value-type="float" office:value="119129" calcext:value-type="float">
            <text:p>119129</text:p>
          </table:table-cell>
          <table:table-cell office:value-type="string" calcext:value-type="string">
            <text:p><text:a xlink:href="https://www.tumblr.com/blog/view/garden-babes/633545404400730112" xlink:type="simple">https://www.tumblr.com/blog/view/garden-babes/633545404400730112</text:a> </text:p>
          </table:table-cell>
          <table:table-cell table:number-columns-repeated="10"/>
        </table:table-row>
        <table:table-row table:style-name="ro1">
          <table:table-cell office:value-type="float" office:value="154259" calcext:value-type="float">
            <text:p>154259</text:p>
          </table:table-cell>
          <table:table-cell office:value-type="string" calcext:value-type="string">
            <text:p><text:a xlink:href="https://www.tumblr.com/blog/view/darkcottagecorewitch/639068163436314624" xlink:type="simple">https://www.tumblr.com/blog/view/darkcottagecorewitch/639068163436314624</text:a> </text:p>
          </table:table-cell>
          <table:table-cell table:number-columns-repeated="10"/>
        </table:table-row>
        <table:table-row table:style-name="ro1">
          <table:table-cell office:value-type="float" office:value="126940" calcext:value-type="float">
            <text:p>126940</text:p>
          </table:table-cell>
          <table:table-cell office:value-type="string" calcext:value-type="string">
            <text:p><text:a xlink:href="https://peaceanddarkness.tumblr.com/post/647540085850587136/at-least-the-trees-will-listen-iridessence" xlink:type="simple">https://peaceanddarkness.tumblr.com/post/647540085850587136/at-least-the-trees-will-listen-iridessence</text:a>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178" calcext:value-type="float">
            <text:p>82178</text:p>
          </table:table-cell>
          <table:table-cell office:value-type="string" calcext:value-type="string">
            <text:p><text:a xlink:href="https://loftyangel.tumblr.com/post/693404899572056065/petitlisblanc" xlink:type="simple">https://loftyangel.tumblr.com/post/693404899572056065/petitlisblanc</text:a> </text:p>
          </table:table-cell>
          <table:table-cell table:number-columns-repeated="10"/>
        </table:table-row>
        <table:table-row table:style-name="ro1">
          <table:table-cell office:value-type="float" office:value="147105" calcext:value-type="float">
            <text:p>147105</text:p>
          </table:table-cell>
          <table:table-cell office:value-type="string" calcext:value-type="string">
            <text:p><text:a xlink:href="https://www.tumblr.com/blog/view/cottencandy1616/617950401565802496" xlink:type="simple">https://www.tumblr.com/blog/view/cottencandy1616/617950401565802496</text:a> </text:p>
          </table:table-cell>
          <table:table-cell table:number-columns-repeated="10"/>
        </table:table-row>
        <table:table-row table:style-name="ro1">
          <table:table-cell office:value-type="float" office:value="138799" calcext:value-type="float">
            <text:p>138799</text:p>
          </table:table-cell>
          <table:table-cell office:value-type="string" calcext:value-type="string">
            <text:p><text:a xlink:href="https://deorstitchery.tumblr.com/post/697356106047094784" xlink:type="simple">https://deorstitchery.tumblr.com/post/697356106047094784</text:a> 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381" calcext:value-type="float">
            <text:p>27381</text:p>
          </table:table-cell>
          <table:table-cell office:value-type="string" calcext:value-type="string">
            <text:p><text:a xlink:href="https://oat-milk-maid.tumblr.com/post/617479295347163136" xlink:type="simple">https://oat-milk-maid.tumblr.com/post/617479295347163136</text:a> </text:p>
          </table:table-cell>
          <table:table-cell table:number-columns-repeated="10"/>
        </table:table-row>
        <table:table-row table:style-name="ro1">
          <table:table-cell office:value-type="float" office:value="45429" calcext:value-type="float">
            <text:p>45429</text:p>
          </table:table-cell>
          <table:table-cell office:value-type="string" calcext:value-type="string">
            <text:p><text:a xlink:href="https://andallshallbewell.tumblr.com/post/656509221135859712" xlink:type="simple">https://andallshallbewell.tumblr.com/post/656509221135859712</text:a> </text:p>
          </table:table-cell>
          <table:table-cell table:number-columns-repeated="10"/>
        </table:table-row>
        <table:table-row table:style-name="ro1">
          <table:table-cell office:value-type="float" office:value="152921" calcext:value-type="float">
            <text:p>152921</text:p>
          </table:table-cell>
          <table:table-cell office:value-type="string" calcext:value-type="string">
            <text:p><text:a xlink:href="https://unsweetsweets.tumblr.com/post/635712379676721152" xlink:type="simple">https://unsweetsweets.tumblr.com/post/635712379676721152</text:a> </text:p>
          </table:table-cell>
          <table:table-cell table:number-columns-repeated="10"/>
        </table:table-row>
        <table:table-row table:style-name="ro1">
          <table:table-cell office:value-type="float" office:value="125525" calcext:value-type="float">
            <text:p>125525</text:p>
          </table:table-cell>
          <table:table-cell office:value-type="string" calcext:value-type="string">
            <text:p><text:a xlink:href="https://idlelover.tumblr.com/post/189020760863/keep-smiling-credit-x" xlink:type="simple">https://idlelover.tumblr.com/post/189020760863/keep-smiling-credit-x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144" calcext:value-type="float">
            <text:p>108144</text:p>
          </table:table-cell>
          <table:table-cell office:value-type="string" calcext:value-type="string">
            <text:p><text:a xlink:href="https://www.tumblr.com/blog/view/dinosaurio-magico/630374526783553536" xlink:type="simple">https://www.tumblr.com/blog/view/dinosaurio-magico/630374526783553536</text:a> </text:p>
          </table:table-cell>
          <table:table-cell table:number-columns-repeated="10"/>
        </table:table-row>
        <table:table-row table:style-name="ro1">
          <table:table-cell office:value-type="float" office:value="95461" calcext:value-type="float">
            <text:p>95461</text:p>
          </table:table-cell>
          <table:table-cell office:value-type="string" calcext:value-type="string">
            <text:p><text:a xlink:href="https://caffeineaddictedsociety.tumblr.com/post/621644440207081472/today-i-baked-banana-bread-and-embroidered" xlink:type="simple">https://caffeineaddictedsociety.tumblr.com/post/621644440207081472/today-i-baked-banana-bread-and-embroidered</text:a> </text:p>
          </table:table-cell>
          <table:table-cell table:number-columns-repeated="10"/>
        </table:table-row>
        <table:table-row table:style-name="ro1">
          <table:table-cell office:value-type="float" office:value="107519" calcext:value-type="float">
            <text:p>107519</text:p>
          </table:table-cell>
          <table:table-cell office:value-type="string" calcext:value-type="string">
            <text:p><text:a xlink:href="https://jokull-in-the-house-of-flies.tumblr.com/post/185822558056/clara-north-my-largest-creation-she-is-handmade" xlink:type="simple">https://jokull-in-the-house-of-flies.tumblr.com/post/185822558056/clara-north-my-largest-creation-she-is-handmade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8127" calcext:value-type="float">
            <text:p>98127</text:p>
          </table:table-cell>
          <table:table-cell office:value-type="string" calcext:value-type="string">
            <text:p><text:a xlink:href="https://the-rings.tumblr.com/post/648345357112229888/angel-cheesecake" xlink:type="simple">https://the-rings.tumblr.com/post/648345357112229888/angel-cheesecake</text:a> </text:p>
          </table:table-cell>
          <table:table-cell table:number-columns-repeated="10"/>
        </table:table-row>
        <table:table-row table:style-name="ro1">
          <table:table-cell office:value-type="float" office:value="11287" calcext:value-type="float">
            <text:p>11287</text:p>
          </table:table-cell>
          <table:table-cell office:value-type="string" calcext:value-type="string">
            <text:p><text:a xlink:href="https://actualizedlatitude.tumblr.com/post/640985709588676608/aged-bricks-pt-2" xlink:type="simple">https://actualizedlatitude.tumblr.com/post/640985709588676608/aged-bricks-pt-2</text:a> </text:p>
          </table:table-cell>
          <table:table-cell table:number-columns-repeated="10"/>
        </table:table-row>
        <table:table-row table:style-name="ro1">
          <table:table-cell office:value-type="float" office:value="73764" calcext:value-type="float">
            <text:p>73764</text:p>
          </table:table-cell>
          <table:table-cell office:value-type="string" calcext:value-type="string">
            <text:p><text:a xlink:href="https://www.tumblr.com/blog/view/fullmoonmilk/618871982864433152" xlink:type="simple">https://www.tumblr.com/blog/view/fullmoonmilk/618871982864433152</text:a> </text:p>
          </table:table-cell>
          <table:table-cell table:number-columns-repeated="10"/>
        </table:table-row>
        <table:table-row table:style-name="ro1">
          <table:table-cell office:value-type="float" office:value="61378" calcext:value-type="float">
            <text:p>61378</text:p>
          </table:table-cell>
          <table:table-cell office:value-type="string" calcext:value-type="string">
            <text:p><text:a xlink:href="https://sosuperawesome.com/post/679113200610967552/figurines-earrings-ash-elizabeth-art-on-etsy" xlink:type="simple">https://sosuperawesome.com/post/679113200610967552/figurines-earrings-ash-elizabeth-art-on-etsy</text:a> </text:p>
          </table:table-cell>
          <table:table-cell table:number-columns-repeated="10"/>
        </table:table-row>
        <table:table-row table:style-name="ro1">
          <table:table-cell office:value-type="float" office:value="190908" calcext:value-type="float">
            <text:p>190908</text:p>
          </table:table-cell>
          <table:table-cell office:value-type="string" calcext:value-type="string">
            <text:p><text:a xlink:href="https://onuen.tumblr.com/post/184821144507/the-cottage-life-early-middle-ages-style-at" xlink:type="simple">https://onuen.tumblr.com/post/184821144507/the-cottage-life-early-middle-ages-style-at</text:a> </text:p>
          </table:table-cell>
          <table:table-cell table:number-columns-repeated="10"/>
        </table:table-row>
        <table:table-row table:style-name="ro1">
          <table:table-cell office:value-type="float" office:value="143839" calcext:value-type="float">
            <text:p>143839</text:p>
          </table:table-cell>
          <table:table-cell office:value-type="string" calcext:value-type="string">
            <text:p><text:a xlink:href="https://www.tumblr.com/blog/view/victorian-space-ghost/640287438759231488" xlink:type="simple">https://www.tumblr.com/blog/view/victorian-space-ghost/640287438759231488</text:a> </text:p>
          </table:table-cell>
          <table:table-cell table:number-columns-repeated="10"/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string" calcext:value-type="string">
            <text:p><text:a xlink:href="https://allwillbecomeclear.tumblr.com/post/710897037523156992/the-new-issue-of-enchanted-living-magazine-is" xlink:type="simple">https://allwillbecomeclear.tumblr.com/post/710897037523156992/the-new-issue-of-enchanted-living-magazine-is</text:a> </text:p>
          </table:table-cell>
          <table:table-cell table:number-columns-repeated="10"/>
        </table:table-row>
        <table:table-row table:style-name="ro1">
          <table:table-cell office:value-type="float" office:value="71531" calcext:value-type="float">
            <text:p>71531</text:p>
          </table:table-cell>
          <table:table-cell office:value-type="string" calcext:value-type="string">
            <text:p><text:a xlink:href="https://happyheidi.tumblr.com/post/713249779369623552" xlink:type="simple">https://happyheidi.tumblr.com/post/713249779369623552</text:a> 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724" calcext:value-type="float">
            <text:p>33724</text:p>
          </table:table-cell>
          <table:table-cell office:value-type="string" calcext:value-type="string">
            <text:p><text:a xlink:href="https://www.tumblr.com/blog/view/goblin-witch/616885359485255680" xlink:type="simple">https://www.tumblr.com/blog/view/goblin-witch/616885359485255680</text:a> </text:p>
          </table:table-cell>
          <table:table-cell table:number-columns-repeated="10"/>
        </table:table-row>
        <table:table-row table:style-name="ro1">
          <table:table-cell office:value-type="float" office:value="106313" calcext:value-type="float">
            <text:p>106313</text:p>
          </table:table-cell>
          <table:table-cell office:value-type="string" calcext:value-type="string">
            <text:p><text:a xlink:href="https://www.tumblr.com/blog/view/dirtshrines/181406551248" xlink:type="simple">https://www.tumblr.com/blog/view/dirtshrines/181406551248</text:a> </text:p>
          </table:table-cell>
          <table:table-cell table:number-columns-repeated="10"/>
        </table:table-row>
        <table:table-row table:style-name="ro1">
          <table:table-cell office:value-type="float" office:value="185932" calcext:value-type="float">
            <text:p>185932</text:p>
          </table:table-cell>
          <table:table-cell office:value-type="string" calcext:value-type="string">
            <text:p><text:a xlink:href="https://daisyprayers.tumblr.com/post/636954404889772032/a-pair-of-garden-fairies-who-bring-their-harvests" xlink:type="simple">https://daisyprayers.tumblr.com/post/636954404889772032/a-pair-of-garden-fairies-who-bring-their-harvests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453" calcext:value-type="float">
            <text:p>147453</text:p>
          </table:table-cell>
          <table:table-cell office:value-type="string" calcext:value-type="string">
            <text:p><text:a xlink:href="https://aesthetic-day-dream.tumblr.com/post/645875346866061312/i-need-to-vent-a-little-a-new-cat-has-appeared-at" xlink:type="simple">https://aesthetic-day-dream.tumblr.com/post/645875346866061312/i-need-to-vent-a-little-a-new-cat-has-appeared-at</text:a> </text:p>
          </table:table-cell>
          <table:table-cell table:number-columns-repeated="10"/>
        </table:table-row>
        <table:table-row table:style-name="ro1">
          <table:table-cell office:value-type="float" office:value="72811" calcext:value-type="float">
            <text:p>72811</text:p>
          </table:table-cell>
          <table:table-cell office:value-type="string" calcext:value-type="string">
            <text:p><text:a xlink:href="https://www.tumblr.com/blog/view/petite-mushroom/619458001440538624" xlink:type="simple">https://www.tumblr.com/blog/view/petite-mushroom/619458001440538624</text:a> </text:p>
          </table:table-cell>
          <table:table-cell table:number-columns-repeated="10"/>
        </table:table-row>
        <table:table-row table:style-name="ro1">
          <table:table-cell office:value-type="float" office:value="58374" calcext:value-type="float">
            <text:p>58374</text:p>
          </table:table-cell>
          <table:table-cell office:value-type="string" calcext:value-type="string">
            <text:p><text:a xlink:href="https://www.tumblr.com/blog/view/natsumeopossum/640781676769918976" xlink:type="simple">https://www.tumblr.com/blog/view/natsumeopossum/640781676769918976</text:a> </text:p>
          </table:table-cell>
          <table:table-cell table:number-columns-repeated="10"/>
        </table:table-row>
        <table:table-row table:style-name="ro1">
          <table:table-cell office:value-type="float" office:value="92647" calcext:value-type="float">
            <text:p>92647</text:p>
          </table:table-cell>
          <table:table-cell office:value-type="string" calcext:value-type="string">
            <text:p><text:a xlink:href="https://cottaegecore.tumblr.com/post/622577392996827136/httpspinit1rlfs6o" xlink:type="simple">https://cottaegecore.tumblr.com/post/622577392996827136/httpspinit1rlfs6o</text:a> </text:p>
          </table:table-cell>
          <table:table-cell table:number-columns-repeated="10"/>
        </table:table-row>
        <table:table-row table:style-name="ro1">
          <table:table-cell office:value-type="float" office:value="88262" calcext:value-type="float">
            <text:p>88262</text:p>
          </table:table-cell>
          <table:table-cell office:value-type="string" calcext:value-type="string">
            <text:p><text:a xlink:href="https://bogfolk.tumblr.com/post/722305531278163968/an-angelic-looking-kitty-i-saw-upon-leaving-the" xlink:type="simple">https://bogfolk.tumblr.com/post/722305531278163968/an-angelic-looking-kitty-i-saw-upon-leaving-the</text:a> </text:p>
          </table:table-cell>
          <table:table-cell table:number-columns-repeated="10"/>
        </table:table-row>
        <table:table-row table:style-name="ro1">
          <table:table-cell office:value-type="float" office:value="18203" calcext:value-type="float">
            <text:p>18203</text:p>
          </table:table-cell>
          <table:table-cell office:value-type="string" calcext:value-type="string">
            <text:p><text:a xlink:href="https://www.tumblr.com/blog/view/eksikaldim/731997820410839040" xlink:type="simple">https://www.tumblr.com/blog/view/eksikaldim/73199782041083904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string" calcext:value-type="string">
            <text:p><text:a xlink:href="https://www.tumblr.com/blog/view/princessmiadarling/643237395112902656" xlink:type="simple">https://www.tumblr.com/blog/view/princessmiadarling/643237395112902656</text:a> </text:p>
          </table:table-cell>
          <table:table-cell table:number-columns-repeated="10"/>
        </table:table-row>
        <table:table-row table:style-name="ro1">
          <table:table-cell office:value-type="float" office:value="52079" calcext:value-type="float">
            <text:p>52079</text:p>
          </table:table-cell>
          <table:table-cell office:value-type="string" calcext:value-type="string">
            <text:p><text:a xlink:href="https://mushfae.tumblr.com/post/676171356548874240" xlink:type="simple">https://mushfae.tumblr.com/post/676171356548874240</text:a> </text:p>
          </table:table-cell>
          <table:table-cell table:number-columns-repeated="10"/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<text:a xlink:href="https://www.tumblr.com/blog/view/ask-albert-vanderboom/634540802921627648" xlink:type="simple">https://www.tumblr.com/blog/view/ask-albert-vanderboom/634540802921627648</text:a> </text:p>
          </table:table-cell>
          <table:table-cell table:number-columns-repeated="10"/>
        </table:table-row>
        <table:table-row table:style-name="ro1">
          <table:table-cell office:value-type="float" office:value="166403" calcext:value-type="float">
            <text:p>166403</text:p>
          </table:table-cell>
          <table:table-cell office:value-type="string" calcext:value-type="string">
            <text:p><text:a xlink:href="https://flightlesskiwi.tumblr.com/post/185703196624/garden-flowers" xlink:type="simple">https://flightlesskiwi.tumblr.com/post/185703196624/garden-flowers</text:a> </text:p>
          </table:table-cell>
          <table:table-cell table:number-columns-repeated="10"/>
        </table:table-row>
        <table:table-row table:style-name="ro1">
          <table:table-cell office:value-type="float" office:value="118282" calcext:value-type="float">
            <text:p>118282</text:p>
          </table:table-cell>
          <table:table-cell office:value-type="string" calcext:value-type="string">
            <text:p><text:a xlink:href="https://happyheidi.tumblr.com/post/659072946278678528" xlink:type="simple">https://happyheidi.tumblr.com/post/659072946278678528</text:a> </text:p>
          </table:table-cell>
          <table:table-cell table:number-columns-repeated="10"/>
        </table:table-row>
        <table:table-row table:style-name="ro1">
          <table:table-cell office:value-type="float" office:value="151833" calcext:value-type="float">
            <text:p>151833</text:p>
          </table:table-cell>
          <table:table-cell office:value-type="string" calcext:value-type="string">
            <text:p><text:a xlink:href="https://bymisshoney.tumblr.com/post/642106928635445248/mallory-lucille" xlink:type="simple">https://bymisshoney.tumblr.com/post/642106928635445248/mallory-lucille</text:a> </text:p>
          </table:table-cell>
          <table:table-cell table:number-columns-repeated="10"/>
        </table:table-row>
        <table:table-row table:style-name="ro1">
          <table:table-cell office:value-type="float" office:value="42124" calcext:value-type="float">
            <text:p>42124</text:p>
          </table:table-cell>
          <table:table-cell office:value-type="string" calcext:value-type="string">
            <text:p><text:a xlink:href="https://www.tumblr.com/blog/view/grainy-ghost/707469132801687552" xlink:type="simple">https://www.tumblr.com/blog/view/grainy-ghost/707469132801687552</text:a> </text:p>
          </table:table-cell>
          <table:table-cell table:number-columns-repeated="10"/>
        </table:table-row>
        <table:table-row table:style-name="ro1">
          <table:table-cell office:value-type="float" office:value="49172" calcext:value-type="float">
            <text:p>49172</text:p>
          </table:table-cell>
          <table:table-cell office:value-type="string" calcext:value-type="string">
            <text:p><text:a xlink:href="https://nessuno0.tumblr.com/post/686742792420098048/dawn-at-the-witchs-farm-inspired-by-an-italian" xlink:type="simple">https://nessuno0.tumblr.com/post/686742792420098048/dawn-at-the-witchs-farm-inspired-by-an-italian</text:a> </text:p>
          </table:table-cell>
          <table:table-cell table:number-columns-repeated="10"/>
        </table:table-row>
        <table:table-row table:style-name="ro1">
          <table:table-cell office:value-type="float" office:value="112024" calcext:value-type="float">
            <text:p>112024</text:p>
          </table:table-cell>
          <table:table-cell office:value-type="string" calcext:value-type="string">
            <text:p><text:a xlink:href="https://www.tumblr.com/blog/view/judikher/651678066791383040" xlink:type="simple">https://www.tumblr.com/blog/view/judikher/651678066791383040</text:a> </text:p>
          </table:table-cell>
          <table:table-cell table:number-columns-repeated="10"/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<text:a xlink:href="https://www.tumblr.com/blog/view/treesbeesandleaves/184746692880" xlink:type="simple">https://www.tumblr.com/blog/view/treesbeesandleaves/184746692880</text:a> </text:p>
          </table:table-cell>
          <table:table-cell table:number-columns-repeated="10"/>
        </table:table-row>
        <table:table-row table:style-name="ro1">
          <table:table-cell office:value-type="float" office:value="48318" calcext:value-type="float">
            <text:p>48318</text:p>
          </table:table-cell>
          <table:table-cell office:value-type="string" calcext:value-type="string">
            <text:p><text:a xlink:href="https://www.tumblr.com/blog/view/honeyloopsenthusiast/677503513916506112" xlink:type="simple">https://www.tumblr.com/blog/view/honeyloopsenthusiast/677503513916506112</text:a> </text:p>
          </table:table-cell>
          <table:table-cell table:number-columns-repeated="10"/>
        </table:table-row>
        <table:table-row table:style-name="ro1">
          <table:table-cell office:value-type="float" office:value="140968" calcext:value-type="float">
            <text:p>140968</text:p>
          </table:table-cell>
          <table:table-cell office:value-type="string" calcext:value-type="string">
            <text:p><text:a xlink:href="https://www.tumblr.com/blog/view/romantic-chasm/646178802284855296" xlink:type="simple">https://www.tumblr.com/blog/view/romantic-chasm/646178802284855296</text:a> </text:p>
          </table:table-cell>
          <table:table-cell table:number-columns-repeated="10"/>
        </table:table-row>
        <table:table-row table:style-name="ro1">
          <table:table-cell office:value-type="float" office:value="152459" calcext:value-type="float">
            <text:p>152459</text:p>
          </table:table-cell>
          <table:table-cell office:value-type="string" calcext:value-type="string">
            <text:p><text:a xlink:href="https://starrycat25.tumblr.com/post/698431207478804481/these-pics-are-all-just-filler-so-i-can-post" xlink:type="simple">https://starrycat25.tumblr.com/post/698431207478804481/these-pics-are-all-just-filler-so-i-can-post</text:a> </text:p>
          </table:table-cell>
          <table:table-cell table:number-columns-repeated="10"/>
        </table:table-row>
        <table:table-row table:style-name="ro1">
          <table:table-cell office:value-type="float" office:value="60876" calcext:value-type="float">
            <text:p>60876</text:p>
          </table:table-cell>
          <table:table-cell office:value-type="string" calcext:value-type="string">
            <text:p><text:a xlink:href="https://gatheringmoss.tumblr.com/post/674275555490824192/the-strawbeary-mini-bag-is-now-available" xlink:type="simple">https://gatheringmoss.tumblr.com/post/674275555490824192/the-strawbeary-mini-bag-is-now-available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34" calcext:value-type="float">
            <text:p>103634</text:p>
          </table:table-cell>
          <table:table-cell office:value-type="string" calcext:value-type="string">
            <text:p><text:a xlink:href="https://jelly-jeremiah.tumblr.com/post/175349253977/seems-im-into-cottagecore" xlink:type="simple">https://jelly-jeremiah.tumblr.com/post/175349253977/seems-im-into-cottagecore</text:a> </text:p>
          </table:table-cell>
          <table:table-cell table:number-columns-repeated="10"/>
        </table:table-row>
        <table:table-row table:style-name="ro1">
          <table:table-cell office:value-type="float" office:value="183810" calcext:value-type="float">
            <text:p>183810</text:p>
          </table:table-cell>
          <table:table-cell office:value-type="string" calcext:value-type="string">
            <text:p><text:a xlink:href="https://julyrhill.tumblr.com/post/658971753809428480" xlink:type="simple">https://julyrhill.tumblr.com/post/658971753809428480</text:a> </text:p>
          </table:table-cell>
          <table:table-cell table:number-columns-repeated="10"/>
        </table:table-row>
        <table:table-row table:style-name="ro1">
          <table:table-cell office:value-type="float" office:value="19730" calcext:value-type="float">
            <text:p>19730</text:p>
          </table:table-cell>
          <table:table-cell office:value-type="string" calcext:value-type="string">
            <text:p><text:a xlink:href="https://veiligplekje.tumblr.com/post/652565790124572673/zalipie-poland" xlink:type="simple">https://veiligplekje.tumblr.com/post/652565790124572673/zalipie-poland</text:a> </text:p>
          </table:table-cell>
          <table:table-cell table:number-columns-repeated="10"/>
        </table:table-row>
        <table:table-row table:style-name="ro1">
          <table:table-cell office:value-type="float" office:value="204730" calcext:value-type="float">
            <text:p>204730</text:p>
          </table:table-cell>
          <table:table-cell office:value-type="string" calcext:value-type="string">
            <text:p><text:a xlink:href="https://www.tumblr.com/blog/view/mx-time-bunny/658574886964494336" xlink:type="simple">https://www.tumblr.com/blog/view/mx-time-bunny/658574886964494336</text:a> </text:p>
          </table:table-cell>
          <table:table-cell table:number-columns-repeated="10"/>
        </table:table-row>
        <table:table-row table:style-name="ro1">
          <table:table-cell office:value-type="float" office:value="43154" calcext:value-type="float">
            <text:p>43154</text:p>
          </table:table-cell>
          <table:table-cell office:value-type="string" calcext:value-type="string">
            <text:p><text:a xlink:href="https://reedraws.tumblr.com/post/627388105496854528/hes-on-an-adventure-commissions-ko-fi" xlink:type="simple">https://reedraws.tumblr.com/post/627388105496854528/hes-on-an-adventure-commissions-ko-fi</text:a> </text:p>
          </table:table-cell>
          <table:table-cell table:number-columns-repeated="10"/>
        </table:table-row>
        <table:table-row table:style-name="ro1">
          <table:table-cell office:value-type="float" office:value="65941" calcext:value-type="float">
            <text:p>65941</text:p>
          </table:table-cell>
          <table:table-cell office:value-type="string" calcext:value-type="string">
            <text:p><text:a xlink:href="https://happyheidi.tumblr.com/post/655151099665432576/via" xlink:type="simple">https://happyheidi.tumblr.com/post/655151099665432576/via</text:a> </text:p>
          </table:table-cell>
          <table:table-cell table:number-columns-repeated="10"/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string" calcext:value-type="string">
            <text:p><text:a xlink:href="https://www.tumblr.com/blog/view/cottagecoregrandma/646402192337698816" xlink:type="simple">https://www.tumblr.com/blog/view/cottagecoregrandma/646402192337698816</text:a> </text:p>
          </table:table-cell>
          <table:table-cell table:number-columns-repeated="10"/>
        </table:table-row>
        <table:table-row table:style-name="ro1">
          <table:table-cell office:value-type="float" office:value="201925" calcext:value-type="float">
            <text:p>201925</text:p>
          </table:table-cell>
          <table:table-cell office:value-type="string" calcext:value-type="string">
            <text:p><text:a xlink:href="https://yuzuphilia.tumblr.com/post/731378519149543424/i-hate-being-sickkkk" xlink:type="simple">https://yuzuphilia.tumblr.com/post/731378519149543424/i-hate-being-sickkkk</text:a> </text:p>
          </table:table-cell>
          <table:table-cell table:number-columns-repeated="10"/>
        </table:table-row>
        <table:table-row table:style-name="ro1">
          <table:table-cell office:value-type="float" office:value="121584" calcext:value-type="float">
            <text:p>121584</text:p>
          </table:table-cell>
          <table:table-cell office:value-type="string" calcext:value-type="string">
            <text:p><text:a xlink:href="https://lavenderhoneycomb.tumblr.com/post/188868687005/tiny-ornamental-peppers-that-look-like-jewels" xlink:type="simple">https://lavenderhoneycomb.tumblr.com/post/188868687005/tiny-ornamental-peppers-that-look-like-jewels</text:a> </text:p>
          </table:table-cell>
          <table:table-cell table:number-columns-repeated="10"/>
        </table:table-row>
        <table:table-row table:style-name="ro1">
          <table:table-cell office:value-type="float" office:value="172543" calcext:value-type="float">
            <text:p>172543</text:p>
          </table:table-cell>
          <table:table-cell office:value-type="string" calcext:value-type="string">
            <text:p><text:a xlink:href="https://llovinghome.tumblr.com/post/182086854511" xlink:type="simple">https://llovinghome.tumblr.com/post/182086854511</text:a> </text:p>
          </table:table-cell>
          <table:table-cell table:number-columns-repeated="10"/>
        </table:table-row>
        <table:table-row table:style-name="ro1">
          <table:table-cell office:value-type="float" office:value="146156" calcext:value-type="float">
            <text:p>146156</text:p>
          </table:table-cell>
          <table:table-cell office:value-type="string" calcext:value-type="string">
            <text:p><text:a xlink:href="https://mushfae.tumblr.com/post/738979312082042880" xlink:type="simple">https://mushfae.tumblr.com/post/738979312082042880</text:a> </text:p>
          </table:table-cell>
          <table:table-cell table:number-columns-repeated="10"/>
        </table:table-row>
        <table:table-row table:style-name="ro1">
          <table:table-cell office:value-type="float" office:value="67248" calcext:value-type="float">
            <text:p>67248</text:p>
          </table:table-cell>
          <table:table-cell office:value-type="string" calcext:value-type="string">
            <text:p><text:a xlink:href="https://www.tumblr.com/blog/view/academia-core/700918146942517248" xlink:type="simple">https://www.tumblr.com/blog/view/academia-core/700918146942517248</text:a> </text:p>
          </table:table-cell>
          <table:table-cell table:number-columns-repeated="10"/>
        </table:table-row>
        <table:table-row table:style-name="ro1">
          <table:table-cell office:value-type="float" office:value="195735" calcext:value-type="float">
            <text:p>195735</text:p>
          </table:table-cell>
          <table:table-cell office:value-type="string" calcext:value-type="string">
            <text:p><text:a xlink:href="https://deorstitchery.tumblr.com/post/646514191301279744" xlink:type="simple">https://deorstitchery.tumblr.com/post/646514191301279744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035" calcext:value-type="float">
            <text:p>141035</text:p>
          </table:table-cell>
          <table:table-cell office:value-type="string" calcext:value-type="string">
            <text:p><text:a xlink:href="https://sapphocottagecore.tumblr.com/post/633813501023059968" xlink:type="simple">https://sapphocottagecore.tumblr.com/post/633813501023059968</text:a> </text:p>
          </table:table-cell>
          <table:table-cell table:number-columns-repeated="10"/>
        </table:table-row>
        <table:table-row table:style-name="ro1">
          <table:table-cell office:value-type="float" office:value="190583" calcext:value-type="float">
            <text:p>190583</text:p>
          </table:table-cell>
          <table:table-cell office:value-type="string" calcext:value-type="string">
            <text:p><text:a xlink:href="https://cloudbhaby.tumblr.com/post/185486098767/ill-never-get-tired-of-the-rain" xlink:type="simple">https://cloudbhaby.tumblr.com/post/185486098767/ill-never-get-tired-of-the-rain</text:a> </text:p>
          </table:table-cell>
          <table:table-cell table:number-columns-repeated="10"/>
        </table:table-row>
        <table:table-row table:style-name="ro1">
          <table:table-cell office:value-type="float" office:value="105592" calcext:value-type="float">
            <text:p>105592</text:p>
          </table:table-cell>
          <table:table-cell office:value-type="string" calcext:value-type="string">
            <text:p><text:a xlink:href="https://www.tumblr.com/blog/view/vashtibruna/684434488626970624" xlink:type="simple">https://www.tumblr.com/blog/view/vashtibruna/684434488626970624</text:a> </text:p>
          </table:table-cell>
          <table:table-cell table:number-columns-repeated="10"/>
        </table:table-row>
        <table:table-row table:style-name="ro1">
          <table:table-cell office:value-type="float" office:value="48366" calcext:value-type="float">
            <text:p>48366</text:p>
          </table:table-cell>
          <table:table-cell office:value-type="string" calcext:value-type="string">
            <text:p><text:a xlink:href="https://www.tumblr.com/blog/view/littlepocketlove/648126282221174784" xlink:type="simple">https://www.tumblr.com/blog/view/littlepocketlove/648126282221174784</text:a> </text:p>
          </table:table-cell>
          <table:table-cell table:number-columns-repeated="10"/>
        </table:table-row>
        <table:table-row table:style-name="ro1">
          <table:table-cell office:value-type="float" office:value="49841" calcext:value-type="float">
            <text:p>49841</text:p>
          </table:table-cell>
          <table:table-cell office:value-type="string" calcext:value-type="string">
            <text:p><text:a xlink:href="https://peacozy.tumblr.com/post/729882052036575232/i-love-this-sweater" xlink:type="simple">https://peacozy.tumblr.com/post/729882052036575232/i-love-this-sweater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665" calcext:value-type="float">
            <text:p>125665</text:p>
          </table:table-cell>
          <table:table-cell office:value-type="string" calcext:value-type="string">
            <text:p><text:a xlink:href="https://happyheidi.tumblr.com/post/705171487093620736" xlink:type="simple">https://happyheidi.tumblr.com/post/705171487093620736</text:a> </text:p>
          </table:table-cell>
          <table:table-cell table:number-columns-repeated="10"/>
        </table:table-row>
        <table:table-row table:style-name="ro1">
          <table:table-cell office:value-type="float" office:value="46585" calcext:value-type="float">
            <text:p>46585</text:p>
          </table:table-cell>
          <table:table-cell office:value-type="string" calcext:value-type="string">
            <text:p><text:a xlink:href="https://www.tumblr.com/blog/view/nettlenests/658514408091369472" xlink:type="simple">https://www.tumblr.com/blog/view/nettlenests/658514408091369472</text:a> </text:p>
          </table:table-cell>
          <table:table-cell table:number-columns-repeated="10"/>
        </table:table-row>
        <table:table-row table:style-name="ro1">
          <table:table-cell office:value-type="float" office:value="37764" calcext:value-type="float">
            <text:p>37764</text:p>
          </table:table-cell>
          <table:table-cell office:value-type="string" calcext:value-type="string">
            <text:p><text:a xlink:href="https://www.tumblr.com/blog/view/transcendinggod/190628030064" xlink:type="simple">https://www.tumblr.com/blog/view/transcendinggod/190628030064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907" calcext:value-type="float">
            <text:p>77907</text:p>
          </table:table-cell>
          <table:table-cell office:value-type="string" calcext:value-type="string">
            <text:p><text:a xlink:href="https://www.tumblr.com/blog/view/yorksnapshots/612953501786587136" xlink:type="simple">https://www.tumblr.com/blog/view/yorksnapshots/612953501786587136</text:a> </text:p>
          </table:table-cell>
          <table:table-cell table:number-columns-repeated="10"/>
        </table:table-row>
        <table:table-row table:style-name="ro1">
          <table:table-cell office:value-type="float" office:value="101143" calcext:value-type="float">
            <text:p>101143</text:p>
          </table:table-cell>
          <table:table-cell office:value-type="string" calcext:value-type="string">
            <text:p><text:a xlink:href="https://rainbowsnowflake.tumblr.com/post/650097500532965376/a-little-something-i-made-d-do-not-repost-but" xlink:type="simple">https://rainbowsnowflake.tumblr.com/post/650097500532965376/a-little-something-i-made-d-do-not-repost-but</text:a> </text:p>
          </table:table-cell>
          <table:table-cell table:number-columns-repeated="10"/>
        </table:table-row>
        <table:table-row table:style-name="ro1">
          <table:table-cell office:value-type="float" office:value="19480" calcext:value-type="float">
            <text:p>19480</text:p>
          </table:table-cell>
          <table:table-cell office:value-type="string" calcext:value-type="string">
            <text:p><text:a xlink:href="https://llovinghome.tumblr.com/post/174555926023/lily-of-the-valley" xlink:type="simple">https://llovinghome.tumblr.com/post/174555926023/lily-of-the-valley</text:a> </text:p>
          </table:table-cell>
          <table:table-cell table:number-columns-repeated="10"/>
        </table:table-row>
        <table:table-row table:style-name="ro1">
          <table:table-cell office:value-type="float" office:value="179528" calcext:value-type="float">
            <text:p>179528</text:p>
          </table:table-cell>
          <table:table-cell office:value-type="string" calcext:value-type="string">
            <text:p><text:a xlink:href="https://loftyangel.tumblr.com/post/730549698796093440" xlink:type="simple">https://loftyangel.tumblr.com/post/730549698796093440</text:a> </text:p>
          </table:table-cell>
          <table:table-cell table:number-columns-repeated="10"/>
        </table:table-row>
        <table:table-row table:style-name="ro1">
          <table:table-cell office:value-type="float" office:value="28207" calcext:value-type="float">
            <text:p>28207</text:p>
          </table:table-cell>
          <table:table-cell office:value-type="string" calcext:value-type="string">
            <text:p><text:a xlink:href="https://fairmaidnelly.tumblr.com/post/620756570209468416" xlink:type="simple">https://fairmaidnelly.tumblr.com/post/620756570209468416</text:a> </text:p>
          </table:table-cell>
          <table:table-cell table:number-columns-repeated="10"/>
        </table:table-row>
        <table:table-row table:style-name="ro1">
          <table:table-cell office:value-type="float" office:value="77636" calcext:value-type="float">
            <text:p>77636</text:p>
          </table:table-cell>
          <table:table-cell office:value-type="string" calcext:value-type="string">
            <text:p><text:a xlink:href="https://fresh-garden-mornings.tumblr.com/post/651817085223256064/gardenblr-help-my-poor-peas-are-getting-drowned" xlink:type="simple">https://fresh-garden-mornings.tumblr.com/post/651817085223256064/gardenblr-help-my-poor-peas-are-getting-drowned</text:a> </text:p>
          </table:table-cell>
          <table:table-cell table:number-columns-repeated="10"/>
        </table:table-row>
        <table:table-row table:style-name="ro1">
          <table:table-cell office:value-type="float" office:value="97408" calcext:value-type="float">
            <text:p>97408</text:p>
          </table:table-cell>
          <table:table-cell office:value-type="string" calcext:value-type="string">
            <text:p><text:a xlink:href="https://llovinghome.tumblr.com/post/620623604640546817" xlink:type="simple">https://llovinghome.tumblr.com/post/620623604640546817</text:a> </text:p>
          </table:table-cell>
          <table:table-cell table:number-columns-repeated="10"/>
        </table:table-row>
        <table:table-row table:style-name="ro1">
          <table:table-cell office:value-type="float" office:value="44298" calcext:value-type="float">
            <text:p>44298</text:p>
          </table:table-cell>
          <table:table-cell office:value-type="string" calcext:value-type="string">
            <text:p><text:a xlink:href="https://www.tumblr.com/blog/view/transcendinggod/190628030064" xlink:type="simple">https://www.tumblr.com/blog/view/transcendinggod/190628030064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91" calcext:value-type="float">
            <text:p>36891</text:p>
          </table:table-cell>
          <table:table-cell office:value-type="string" calcext:value-type="string">
            <text:p><text:a xlink:href="https://loftyangel.tumblr.com/post/686354353973526528/sometimefoods" xlink:type="simple">https://loftyangel.tumblr.com/post/686354353973526528/sometimefoods</text:a> </text:p>
          </table:table-cell>
          <table:table-cell table:number-columns-repeated="10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<text:a xlink:href="https://www.tumblr.com/blog/view/french-witch-cottage/184787143185" xlink:type="simple">https://www.tumblr.com/blog/view/french-witch-cottage/184787143185</text:a> </text:p>
          </table:table-cell>
          <table:table-cell table:number-columns-repeated="10"/>
        </table:table-row>
        <table:table-row table:style-name="ro1">
          <table:table-cell office:value-type="float" office:value="8445" calcext:value-type="float">
            <text:p>8445</text:p>
          </table:table-cell>
          <table:table-cell office:value-type="string" calcext:value-type="string">
            <text:p><text:a xlink:href="https://mushfae.tumblr.com/post/614972068021387264" xlink:type="simple">https://mushfae.tumblr.com/post/614972068021387264</text:a> </text:p>
          </table:table-cell>
          <table:table-cell table:number-columns-repeated="10"/>
        </table:table-row>
        <table:table-row table:style-name="ro1">
          <table:table-cell office:value-type="float" office:value="81058" calcext:value-type="float">
            <text:p>81058</text:p>
          </table:table-cell>
          <table:table-cell office:value-type="string" calcext:value-type="string">
            <text:p><text:a xlink:href="https://cryptidcottagecore.tumblr.com/post/624221586176770048/have-you-stood-in-an-empty-field-ringed-by-old-and" xlink:type="simple">https://cryptidcottagecore.tumblr.com/post/624221586176770048/have-you-stood-in-an-empty-field-ringed-by-old-and</text:a> </text:p>
          </table:table-cell>
          <table:table-cell table:number-columns-repeated="10"/>
        </table:table-row>
        <table:table-row table:style-name="ro1">
          <table:table-cell office:value-type="float" office:value="129668" calcext:value-type="float">
            <text:p>129668</text:p>
          </table:table-cell>
          <table:table-cell office:value-type="string" calcext:value-type="string">
            <text:p><text:a xlink:href="https://www.tumblr.com/blog/view/sleepy-sluggo/684726545273782272" xlink:type="simple">https://www.tumblr.com/blog/view/sleepy-sluggo/684726545273782272</text:a> </text:p>
          </table:table-cell>
          <table:table-cell table:number-columns-repeated="10"/>
        </table:table-row>
        <table:table-row table:style-name="ro1">
          <table:table-cell office:value-type="float" office:value="156312" calcext:value-type="float">
            <text:p>156312</text:p>
          </table:table-cell>
          <table:table-cell office:value-type="string" calcext:value-type="string">
            <text:p><text:a xlink:href="https://www.tumblr.com/blog/view/ladyrue/656169659845984256" xlink:type="simple">https://www.tumblr.com/blog/view/ladyrue/65616965984598425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7653" calcext:value-type="float">
            <text:p>157653</text:p>
          </table:table-cell>
          <table:table-cell office:value-type="string" calcext:value-type="string">
            <text:p><text:a xlink:href="https://www.tumblr.com/blog/view/springloft/646062821110644736" xlink:type="simple">https://www.tumblr.com/blog/view/springloft/646062821110644736</text:a> </text:p>
          </table:table-cell>
          <table:table-cell table:number-columns-repeated="10"/>
        </table:table-row>
        <table:table-row table:style-name="ro1">
          <table:table-cell office:value-type="float" office:value="33530" calcext:value-type="float">
            <text:p>33530</text:p>
          </table:table-cell>
          <table:table-cell office:value-type="string" calcext:value-type="string">
            <text:p><text:a xlink:href="https://www.tumblr.com/blog/view/narwhalcarouselco/651543969858207744" xlink:type="simple">https://www.tumblr.com/blog/view/narwhalcarouselco/651543969858207744</text:a> </text:p>
          </table:table-cell>
          <table:table-cell table:number-columns-repeated="10"/>
        </table:table-row>
        <table:table-row table:style-name="ro1">
          <table:table-cell office:value-type="float" office:value="153084" calcext:value-type="float">
            <text:p>153084</text:p>
          </table:table-cell>
          <table:table-cell office:value-type="string" calcext:value-type="string">
            <text:p><text:a xlink:href="https://mygodisarealist.tumblr.com/post/633999282816663552" xlink:type="simple">https://mygodisarealist.tumblr.com/post/633999282816663552</text:a> </text:p>
          </table:table-cell>
          <table:table-cell table:number-columns-repeated="10"/>
        </table:table-row>
        <table:table-row table:style-name="ro1">
          <table:table-cell office:value-type="float" office:value="19971" calcext:value-type="float">
            <text:p>19971</text:p>
          </table:table-cell>
          <table:table-cell office:value-type="string" calcext:value-type="string">
            <text:p><text:a xlink:href="https://www.tumblr.com/blog/view/red-hoodsthighcanchokemepls/644170072164876288" xlink:type="simple">https://www.tumblr.com/blog/view/red-hoodsthighcanchokemepls/644170072164876288</text:a> </text:p>
          </table:table-cell>
          <table:table-cell table:number-columns-repeated="10"/>
        </table:table-row>
        <table:table-row table:style-name="ro1">
          <table:table-cell office:value-type="float" office:value="160061" calcext:value-type="float">
            <text:p>160061</text:p>
          </table:table-cell>
          <table:table-cell office:value-type="string" calcext:value-type="string">
            <text:p><text:a xlink:href="https://violetsandshrikes.tumblr.com/post/625675092706443264/i-made-this-ages-ago-for-instagram-basically-this" xlink:type="simple">https://violetsandshrikes.tumblr.com/post/625675092706443264/i-made-this-ages-ago-for-instagram-basically-this</text:a> </text:p>
          </table:table-cell>
          <table:table-cell table:number-columns-repeated="10"/>
        </table:table-row>
        <table:table-row table:style-name="ro1">
          <table:table-cell office:value-type="float" office:value="131607" calcext:value-type="float">
            <text:p>131607</text:p>
          </table:table-cell>
          <table:table-cell office:value-type="string" calcext:value-type="string">
            <text:p><text:a xlink:href="https://snaaaiel.tumblr.com/post/625465922825699328" xlink:type="simple">https://snaaaiel.tumblr.com/post/625465922825699328</text:a> </text:p>
          </table:table-cell>
          <table:table-cell table:number-columns-repeated="10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<text:a xlink:href="https://www.tumblr.com/blog/view/witchenheck/184976283476" xlink:type="simple">https://www.tumblr.com/blog/view/witchenheck/184976283476</text:a> </text:p>
          </table:table-cell>
          <table:table-cell table:number-columns-repeated="10"/>
        </table:table-row>
        <table:table-row table:style-name="ro1">
          <table:table-cell office:value-type="float" office:value="106865" calcext:value-type="float">
            <text:p>106865</text:p>
          </table:table-cell>
          <table:table-cell office:value-type="string" calcext:value-type="string">
            <text:p><text:a xlink:href="https://www.tumblr.com/blog/view/warmfuzzyphoto/638423858772361216" xlink:type="simple">https://www.tumblr.com/blog/view/warmfuzzyphoto/638423858772361216</text:a> </text:p>
          </table:table-cell>
          <table:table-cell table:number-columns-repeated="10"/>
        </table:table-row>
        <table:table-row table:style-name="ro1">
          <table:table-cell office:value-type="float" office:value="133667" calcext:value-type="float">
            <text:p>133667</text:p>
          </table:table-cell>
          <table:table-cell office:value-type="string" calcext:value-type="string">
            <text:p><text:a xlink:href="https://www.tumblr.com/blog/view/ladyeharts/647278486037364736" xlink:type="simple">https://www.tumblr.com/blog/view/ladyeharts/647278486037364736</text:a> </text:p>
          </table:table-cell>
          <table:table-cell table:number-columns-repeated="10"/>
        </table:table-row>
        <table:table-row table:style-name="ro1">
          <table:table-cell office:value-type="float" office:value="118234" calcext:value-type="float">
            <text:p>118234</text:p>
          </table:table-cell>
          <table:table-cell office:value-type="string" calcext:value-type="string">
            <text:p><text:a xlink:href="https://esgoraths.tumblr.com/post/707589849125879808/pen-y-fan-wales-02012023-please-feel-free-to" xlink:type="simple">https://esgoraths.tumblr.com/post/707589849125879808/pen-y-fan-wales-02012023-please-feel-free-to</text:a> </text:p>
          </table:table-cell>
          <table:table-cell table:number-columns-repeated="10"/>
        </table:table-row>
        <table:table-row table:style-name="ro1">
          <table:table-cell office:value-type="float" office:value="74442" calcext:value-type="float">
            <text:p>74442</text:p>
          </table:table-cell>
          <table:table-cell office:value-type="string" calcext:value-type="string">
            <text:p><text:a xlink:href="https://deorstitchery.tumblr.com/post/661389074027921408" xlink:type="simple">https://deorstitchery.tumblr.com/post/661389074027921408</text:a> </text:p>
          </table:table-cell>
          <table:table-cell table:number-columns-repeated="10"/>
        </table:table-row>
        <table:table-row table:style-name="ro1">
          <table:table-cell office:value-type="float" office:value="181145" calcext:value-type="float">
            <text:p>181145</text:p>
          </table:table-cell>
          <table:table-cell office:value-type="string" calcext:value-type="string">
            <text:p><text:a xlink:href="https://www.tumblr.com/blog/view/luckyyoun011/689039382942973952" xlink:type="simple">https://www.tumblr.com/blog/view/luckyyoun011/689039382942973952</text:a> </text:p>
          </table:table-cell>
          <table:table-cell table:number-columns-repeated="10"/>
        </table:table-row>
        <table:table-row table:style-name="ro1">
          <table:table-cell office:value-type="float" office:value="82142" calcext:value-type="float">
            <text:p>82142</text:p>
          </table:table-cell>
          <table:table-cell office:value-type="string" calcext:value-type="string">
            <text:p><text:a xlink:href="https://loftyangel.tumblr.com/post/707447287021961216/melscooksnbakes" xlink:type="simple">https://loftyangel.tumblr.com/post/707447287021961216/melscooksnbakes</text:a> </text:p>
          </table:table-cell>
          <table:table-cell table:number-columns-repeated="10"/>
        </table:table-row>
        <table:table-row table:style-name="ro1">
          <table:table-cell office:value-type="float" office:value="85260" calcext:value-type="float">
            <text:p>85260</text:p>
          </table:table-cell>
          <table:table-cell office:value-type="string" calcext:value-type="string">
            <text:p><text:a xlink:href="https://the-lone-bear.tumblr.com/post/185691184957/ahhh-i-got-these-super-adorable-cuff-links-at-my" xlink:type="simple">https://the-lone-bear.tumblr.com/post/185691184957/ahhh-i-got-these-super-adorable-cuff-links-at-my</text:a> </text:p>
          </table:table-cell>
          <table:table-cell table:number-columns-repeated="10"/>
        </table:table-row>
        <table:table-row table:style-name="ro1">
          <table:table-cell office:value-type="float" office:value="188527" calcext:value-type="float">
            <text:p>188527</text:p>
          </table:table-cell>
          <table:table-cell office:value-type="string" calcext:value-type="string">
            <text:p>https://www.tumblr.com/blog/view/fiddlingfigs/637902137978961920</text:p>
          </table:table-cell>
          <table:table-cell table:number-columns-repeated="10"/>
        </table:table-row>
        <table:table-row table:style-name="ro1">
          <table:table-cell office:value-type="float" office:value="105155" calcext:value-type="float">
            <text:p>105155</text:p>
          </table:table-cell>
          <table:table-cell office:value-type="string" calcext:value-type="string">
            <text:p><text:a xlink:href="https://www.tumblr.com/blog/view/beesmakesthings/685164711229243392" xlink:type="simple">https://www.tumblr.com/blog/view/beesmakesthings/685164711229243392</text:a> </text:p>
          </table:table-cell>
          <table:table-cell table:number-columns-repeated="10"/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string" calcext:value-type="string">
            <text:p><text:a xlink:href="https://babiezomb.tumblr.com/post/708808361478586368/i-need-a-cottage-in-the-forest-a-garden-and-a" xlink:type="simple">https://babiezomb.tumblr.com/post/708808361478586368/i-need-a-cottage-in-the-forest-a-garden-and-a</text:a> </text:p>
          </table:table-cell>
          <table:table-cell table:number-columns-repeated="10"/>
        </table:table-row>
        <table:table-row table:style-name="ro1">
          <table:table-cell office:value-type="float" office:value="135354" calcext:value-type="float">
            <text:p>135354</text:p>
          </table:table-cell>
          <table:table-cell office:value-type="string" calcext:value-type="string">
            <text:p><text:a xlink:href="https://www.tumblr.com/blog/view/cottagecoredaze-blog/181191493997" xlink:type="simple">https://www.tumblr.com/blog/view/cottagecoredaze-blog/181191493997</text:a> </text:p>
          </table:table-cell>
          <table:table-cell table:number-columns-repeated="10"/>
        </table:table-row>
        <table:table-row table:style-name="ro1">
          <table:table-cell office:value-type="float" office:value="142976" calcext:value-type="float">
            <text:p>142976</text:p>
          </table:table-cell>
          <table:table-cell office:value-type="string" calcext:value-type="string">
            <text:p><text:a xlink:href="https://www.tumblr.com/blog/view/bi-nature/187784576107" xlink:type="simple">https://www.tumblr.com/blog/view/bi-nature/187784576107</text:a> </text:p>
          </table:table-cell>
          <table:table-cell table:number-columns-repeated="10"/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string" calcext:value-type="string">
            <text:p><text:a xlink:href="https://ginger-swag-rapunzel.tumblr.com/post/711365657962430464/interesting-how-so-many-people-claim-to-sooo" xlink:type="simple">https://ginger-swag-rapunzel.tumblr.com/post/711365657962430464/interesting-how-so-many-people-claim-to-sooo</text:a> </text:p>
          </table:table-cell>
          <table:table-cell table:number-columns-repeated="10"/>
        </table:table-row>
        <table:table-row table:style-name="ro1">
          <table:table-cell office:value-type="float" office:value="69501" calcext:value-type="float">
            <text:p>69501</text:p>
          </table:table-cell>
          <table:table-cell office:value-type="string" calcext:value-type="string">
            <text:p><text:a xlink:href="https://honeysweven.tumblr.com/post/688802234535919616/new-orleans" xlink:type="simple">https://honeysweven.tumblr.com/post/688802234535919616/new-orleans</text:a> </text:p>
          </table:table-cell>
          <table:table-cell table:number-columns-repeated="10"/>
        </table:table-row>
        <table:table-row table:style-name="ro1">
          <table:table-cell office:value-type="float" office:value="67478" calcext:value-type="float">
            <text:p>67478</text:p>
          </table:table-cell>
          <table:table-cell office:value-type="string" calcext:value-type="string">
            <text:p><text:a xlink:href="https://sunflower-spirit.tumblr.com/post/707728031308038144/moonrise-photo-by-capturing-earths-beauty" xlink:type="simple">https://sunflower-spirit.tumblr.com/post/707728031308038144/moonrise-photo-by-capturing-earths-beauty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0242" calcext:value-type="float">
            <text:p>180242</text:p>
          </table:table-cell>
          <table:table-cell office:value-type="string" calcext:value-type="string">
            <text:p><text:a xlink:href="https://happyheidi.tumblr.com/post/655540593451270144" xlink:type="simple">https://happyheidi.tumblr.com/post/65554059345127014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4362" calcext:value-type="float">
            <text:p>204362</text:p>
          </table:table-cell>
          <table:table-cell office:value-type="string" calcext:value-type="string">
            <text:p><text:a xlink:href="https://luthiens-star.tumblr.com/post/656902427105230848/i-want-this-dress-so-bad-from" xlink:type="simple">https://luthiens-star.tumblr.com/post/656902427105230848/i-want-this-dress-so-bad-from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79" calcext:value-type="float">
            <text:p>51479</text:p>
          </table:table-cell>
          <table:table-cell office:value-type="string" calcext:value-type="string">
            <text:p><text:a xlink:href="https://pumpkinsae.tumblr.com/post/190703585467/are-you-into-goblincore-too" xlink:type="simple">https://pumpkinsae.tumblr.com/post/190703585467/are-you-into-goblincore-too</text:a> </text:p>
          </table:table-cell>
          <table:table-cell table:number-columns-repeated="10"/>
        </table:table-row>
        <table:table-row table:style-name="ro1">
          <table:table-cell office:value-type="float" office:value="50357" calcext:value-type="float">
            <text:p>50357</text:p>
          </table:table-cell>
          <table:table-cell office:value-type="string" calcext:value-type="string">
            <text:p><text:a xlink:href="https://littlefreya.tumblr.com/post/651256244206780416/cottagecore-henry-anyone-henry-for-mens" xlink:type="simple">https://littlefreya.tumblr.com/post/651256244206780416/cottagecore-henry-anyone-henry-for-mens</text:a> 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150" calcext:value-type="float">
            <text:p>175150</text:p>
          </table:table-cell>
          <table:table-cell office:value-type="string" calcext:value-type="string">
            <text:p><text:a xlink:href="https://www.tumblr.com/blog/view/wearingthatvelvetdress/719122322137792514" xlink:type="simple">https://www.tumblr.com/blog/view/wearingthatvelvetdress/719122322137792514</text:a> 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77506" calcext:value-type="float">
            <text:p>77506</text:p>
          </table:table-cell>
          <table:table-cell office:value-type="string" calcext:value-type="string">
            <text:p><text:a xlink:href="https://www.tumblr.com/blog/view/valettabug/628539979628412929" xlink:type="simple">https://www.tumblr.com/blog/view/valettabug/628539979628412929</text:a> </text:p>
          </table:table-cell>
          <table:table-cell table:number-columns-repeated="10"/>
        </table:table-row>
        <table:table-row table:style-name="ro1">
          <table:table-cell office:value-type="float" office:value="48955" calcext:value-type="float">
            <text:p>48955</text:p>
          </table:table-cell>
          <table:table-cell office:value-type="string" calcext:value-type="string">
            <text:p><text:a xlink:href="https://happyheidi.tumblr.com/post/670278022149062657/you-have-been-visited-by-a-moomin-santa" xlink:type="simple">https://happyheidi.tumblr.com/post/670278022149062657/you-have-been-visited-by-a-moomin-santa</text:a> </text:p>
          </table:table-cell>
          <table:table-cell table:number-columns-repeated="10"/>
        </table:table-row>
        <table:table-row table:style-name="ro1">
          <table:table-cell office:value-type="float" office:value="25779" calcext:value-type="float">
            <text:p>25779</text:p>
          </table:table-cell>
          <table:table-cell office:value-type="string" calcext:value-type="string">
            <text:p><text:a xlink:href="https://almondfae.tumblr.com/post/687887591454949376/accessoires-by-clositherapi-vintage" xlink:type="simple">https://almondfae.tumblr.com/post/687887591454949376/accessoires-by-clositherapi-vintage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897" calcext:value-type="float">
            <text:p>91897</text:p>
          </table:table-cell>
          <table:table-cell office:value-type="string" calcext:value-type="string">
            <text:p><text:a xlink:href="https://c4tbus.tumblr.com/post/613311671279173632/being-stuck-inside-means-buy-more-plants-when" xlink:type="simple">https://c4tbus.tumblr.com/post/613311671279173632/being-stuck-inside-means-buy-more-plants-when</text:a>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string" calcext:value-type="string">
            <text:p><text:a xlink:href="https://tea-with-mrs-mourning-dove.tumblr.com/post/692323871532220416" xlink:type="simple">https://tea-with-mrs-mourning-dove.tumblr.com/post/692323871532220416</text:a> </text:p>
          </table:table-cell>
          <table:table-cell table:number-columns-repeated="10"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string" calcext:value-type="string">
            <text:p><text:a xlink:href="https://ginger-swag-rapunzel.tumblr.com/post/711365657962430464/interesting-how-so-many-people-claim-to-sooo" xlink:type="simple">https://ginger-swag-rapunzel.tumblr.com/post/711365657962430464/interesting-how-so-many-people-claim-to-sooo</text:a> 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81809" calcext:value-type="float">
            <text:p>181809</text:p>
          </table:table-cell>
          <table:table-cell office:value-type="string" calcext:value-type="string">
            <text:p><text:a xlink:href="https://anna-thebanana.tumblr.com/post/635013913654755329" xlink:type="simple">https://anna-thebanana.tumblr.com/post/635013913654755329</text:a> </text:p>
          </table:table-cell>
          <table:table-cell table:number-columns-repeated="10"/>
        </table:table-row>
        <table:table-row table:style-name="ro1">
          <table:table-cell office:value-type="float" office:value="79604" calcext:value-type="float">
            <text:p>79604</text:p>
          </table:table-cell>
          <table:table-cell office:value-type="string" calcext:value-type="string">
            <text:p><text:a xlink:href="https://pastel-saphic.tumblr.com/post/613062820815306752" xlink:type="simple">https://pastel-saphic.tumblr.com/post/613062820815306752</text:a> </text:p>
          </table:table-cell>
          <table:table-cell table:number-columns-repeated="10"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string" calcext:value-type="string">
            <text:p><text:a xlink:href="https://llovinghome.tumblr.com/post/184192317930" xlink:type="simple">https://llovinghome.tumblr.com/post/184192317930</text:a> </text:p>
          </table:table-cell>
          <table:table-cell table:number-columns-repeated="10"/>
        </table:table-row>
        <table:table-row table:style-name="ro1">
          <table:table-cell office:value-type="float" office:value="78915" calcext:value-type="float">
            <text:p>78915</text:p>
          </table:table-cell>
          <table:table-cell office:value-type="string" calcext:value-type="string">
            <text:p><text:a xlink:href="https://www.tumblr.com/blog/view/caramelcuppaccino/714680526017019904" xlink:type="simple">https://www.tumblr.com/blog/view/caramelcuppaccino/714680526017019904</text:a> </text:p>
          </table:table-cell>
          <table:table-cell table:number-columns-repeated="10"/>
        </table:table-row>
        <table:table-row table:style-name="ro1">
          <table:table-cell office:value-type="float" office:value="120483" calcext:value-type="float">
            <text:p>120483</text:p>
          </table:table-cell>
          <table:table-cell office:value-type="string" calcext:value-type="string">
            <text:p><text:a xlink:href="https://lilianade-comics.tumblr.com/post/675551824242180096/magic-crafts-006-all-nighter-pretend-its" xlink:type="simple">https://lilianade-comics.tumblr.com/post/675551824242180096/magic-crafts-006-all-nighter-pretend-its</text:a> </text:p>
          </table:table-cell>
          <table:table-cell table:number-columns-repeated="10"/>
        </table:table-row>
        <table:table-row table:style-name="ro1">
          <table:table-cell office:value-type="float" office:value="61515" calcext:value-type="float">
            <text:p>61515</text:p>
          </table:table-cell>
          <table:table-cell office:value-type="string" calcext:value-type="string">
            <text:p><text:a xlink:href="https://tea-with-mrs-mourning-dove.tumblr.com/post/667301317012766720" xlink:type="simple">https://tea-with-mrs-mourning-dove.tumblr.com/post/667301317012766720</text:a> </text:p>
          </table:table-cell>
          <table:table-cell table:number-columns-repeated="10"/>
        </table:table-row>
        <table:table-row table:style-name="ro1">
          <table:table-cell office:value-type="float" office:value="145111" calcext:value-type="float">
            <text:p>145111</text:p>
          </table:table-cell>
          <table:table-cell office:value-type="string" calcext:value-type="string">
            <text:p><text:a xlink:href="https://www.tumblr.com/blog/view/peonies-and-honeybees/186224707442" xlink:type="simple">https://www.tumblr.com/blog/view/peonies-and-honeybees/186224707442</text:a> </text:p>
          </table:table-cell>
          <table:table-cell table:number-columns-repeated="10"/>
        </table:table-row>
        <table:table-row table:style-name="ro1">
          <table:table-cell office:value-type="float" office:value="141244" calcext:value-type="float">
            <text:p>141244</text:p>
          </table:table-cell>
          <table:table-cell office:value-type="string" calcext:value-type="string">
            <text:p><text:a xlink:href="https://oracle-fae.tumblr.com/post/715213451909267456" xlink:type="simple">https://oracle-fae.tumblr.com/post/715213451909267456</text:a> </text:p>
          </table:table-cell>
          <table:table-cell table:number-columns-repeated="10"/>
        </table:table-row>
        <table:table-row table:style-name="ro1">
          <table:table-cell office:value-type="float" office:value="30583" calcext:value-type="float">
            <text:p>30583</text:p>
          </table:table-cell>
          <table:table-cell office:value-type="string" calcext:value-type="string">
            <text:p><text:a xlink:href="https://inestheunicorn.tumblr.com/post/659693296282730496/packing-orders-today-and-look-at-this-beauty-from" xlink:type="simple">https://inestheunicorn.tumblr.com/post/659693296282730496/packing-orders-today-and-look-at-this-beauty-from</text:a> </text:p>
          </table:table-cell>
          <table:table-cell table:number-columns-repeated="10"/>
        </table:table-row>
        <table:table-row table:style-name="ro1">
          <table:table-cell office:value-type="float" office:value="128615" calcext:value-type="float">
            <text:p>128615</text:p>
          </table:table-cell>
          <table:table-cell office:value-type="string" calcext:value-type="string">
            <text:p><text:a xlink:href="https://peacozy.tumblr.com/post/722669074241503232/fields-ig-bramblefilm" xlink:type="simple">https://peacozy.tumblr.com/post/722669074241503232/fields-ig-bramblefilm</text:a> </text:p>
          </table:table-cell>
          <table:table-cell table:number-columns-repeated="1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<text:a xlink:href="https://dyingroses.tumblr.com/post/726634478007615488/flower-gleam-and-glow" xlink:type="simple">https://dyingroses.tumblr.com/post/726634478007615488/flower-gleam-and-glow</text:a> </text:p>
          </table:table-cell>
          <table:table-cell table:number-columns-repeated="10"/>
        </table:table-row>
        <table:table-row table:style-name="ro1">
          <table:table-cell office:value-type="float" office:value="128371" calcext:value-type="float">
            <text:p>128371</text:p>
          </table:table-cell>
          <table:table-cell office:value-type="string" calcext:value-type="string">
            <text:p><text:a xlink:href="https://www.tumblr.com/blog/view/teaspoonbunny/669622724791074816" xlink:type="simple">https://www.tumblr.com/blog/view/teaspoonbunny/669622724791074816</text:a> </text:p>
          </table:table-cell>
          <table:table-cell table:number-columns-repeated="10"/>
        </table:table-row>
        <table:table-row table:style-name="ro1">
          <table:table-cell office:value-type="float" office:value="11130" calcext:value-type="float">
            <text:p>11130</text:p>
          </table:table-cell>
          <table:table-cell office:value-type="string" calcext:value-type="string">
            <text:p><text:a xlink:href="https://hiraeth-feels.tumblr.com/post/185893493201/have-you-given-yourself-the-time-you-need" xlink:type="simple">https://hiraeth-feels.tumblr.com/post/185893493201/have-you-given-yourself-the-time-you-need</text:a> </text:p>
          </table:table-cell>
          <table:table-cell table:number-columns-repeated="10"/>
        </table:table-row>
        <table:table-row table:style-name="ro1">
          <table:table-cell office:value-type="float" office:value="71189" calcext:value-type="float">
            <text:p>71189</text:p>
          </table:table-cell>
          <table:table-cell office:value-type="string" calcext:value-type="string">
            <text:p><text:a xlink:href="https://llovinghome.tumblr.com/post/174368035800" xlink:type="simple">https://llovinghome.tumblr.com/post/174368035800</text:a> </text:p>
          </table:table-cell>
          <table:table-cell table:number-columns-repeated="10"/>
        </table:table-row>
        <table:table-row table:style-name="ro1">
          <table:table-cell office:value-type="float" office:value="136934" calcext:value-type="float">
            <text:p>136934</text:p>
          </table:table-cell>
          <table:table-cell office:value-type="string" calcext:value-type="string">
            <text:p><text:a xlink:href="https://aw00oo.tumblr.com/post/653046489928581120" xlink:type="simple">https://aw00oo.tumblr.com/post/653046489928581120</text:a> </text:p>
          </table:table-cell>
          <table:table-cell table:number-columns-repeated="10"/>
        </table:table-row>
        <table:table-row table:style-name="ro1">
          <table:table-cell office:value-type="float" office:value="195607" calcext:value-type="float">
            <text:p>195607</text:p>
          </table:table-cell>
          <table:table-cell office:value-type="string" calcext:value-type="string">
            <text:p><text:a xlink:href="https://cottagefaeries.tumblr.com/post/181032972759" xlink:type="simple">https://cottagefaeries.tumblr.com/post/181032972759</text:a> </text:p>
          </table:table-cell>
          <table:table-cell table:number-columns-repeated="10"/>
        </table:table-row>
        <table:table-row table:style-name="ro1">
          <table:table-cell office:value-type="float" office:value="47670" calcext:value-type="float">
            <text:p>47670</text:p>
          </table:table-cell>
          <table:table-cell office:value-type="string" calcext:value-type="string">
            <text:p><text:a xlink:href="https://sapphocottagecore.tumblr.com/post/185185587615" xlink:type="simple">https://sapphocottagecore.tumblr.com/post/185185587615</text:a> </text:p>
          </table:table-cell>
          <table:table-cell table:number-columns-repeated="10"/>
        </table:table-row>
        <table:table-row table:style-name="ro1">
          <table:table-cell office:value-type="float" office:value="196839" calcext:value-type="float">
            <text:p>196839</text:p>
          </table:table-cell>
          <table:table-cell office:value-type="string" calcext:value-type="string">
            <text:p><text:a xlink:href="https://www.tumblr.com/blog/view/rottenxcherub/620864043609161728" xlink:type="simple">https://www.tumblr.com/blog/view/rottenxcherub/620864043609161728</text:a> </text:p>
          </table:table-cell>
          <table:table-cell table:number-columns-repeated="10"/>
        </table:table-row>
        <table:table-row table:style-name="ro1">
          <table:table-cell office:value-type="float" office:value="51734" calcext:value-type="float">
            <text:p>51734</text:p>
          </table:table-cell>
          <table:table-cell office:value-type="string" calcext:value-type="string">
            <text:p><text:a xlink:href="https://www.tumblr.com/blog/view/qottageqore/672842068106919936" xlink:type="simple">https://www.tumblr.com/blog/view/qottageqore/672842068106919936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4918" calcext:value-type="float">
            <text:p>184918</text:p>
          </table:table-cell>
          <table:table-cell office:value-type="string" calcext:value-type="string">
            <text:p><text:a xlink:href="https://dreamyberry.tumblr.com/post/722364681600286720/summertime" xlink:type="simple">https://dreamyberry.tumblr.com/post/722364681600286720/summertime</text:a> </text:p>
          </table:table-cell>
          <table:table-cell table:number-columns-repeated="10"/>
        </table:table-row>
        <table:table-row table:style-name="ro1">
          <table:table-cell office:value-type="float" office:value="154499" calcext:value-type="float">
            <text:p>154499</text:p>
          </table:table-cell>
          <table:table-cell office:value-type="string" calcext:value-type="string">
            <text:p><text:a xlink:href="https://jinaichu.tumblr.com/post/692835152496410624/after-traveling-for-a-while-you-end-up-at-a-cozy" xlink:type="simple">https://jinaichu.tumblr.com/post/692835152496410624/after-traveling-for-a-while-you-end-up-at-a-cozy</text:a> </text:p>
          </table:table-cell>
          <table:table-cell table:number-columns-repeated="10"/>
        </table:table-row>
        <table:table-row table:style-name="ro1">
          <table:table-cell office:value-type="float" office:value="58448" calcext:value-type="float">
            <text:p>58448</text:p>
          </table:table-cell>
          <table:table-cell office:value-type="string" calcext:value-type="string">
            <text:p><text:a xlink:href="https://www.tumblr.com/blog/view/bonniefields/611114968676466688" xlink:type="simple">https://www.tumblr.com/blog/view/bonniefields/611114968676466688</text:a> </text:p>
          </table:table-cell>
          <table:table-cell table:number-columns-repeated="10"/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string" calcext:value-type="string">
            <text:p><text:a xlink:href="https://ghostspouse.tumblr.com/post/190433435144" xlink:type="simple">https://ghostspouse.tumblr.com/post/190433435144</text:a> </text:p>
          </table:table-cell>
          <table:table-cell table:number-columns-repeated="10"/>
        </table:table-row>
        <table:table-row table:style-name="ro1">
          <table:table-cell office:value-type="float" office:value="111190" calcext:value-type="float">
            <text:p>111190</text:p>
          </table:table-cell>
          <table:table-cell office:value-type="string" calcext:value-type="string">
            <text:p><text:a xlink:href="https://www.tumblr.com/blog/view/finleynblm/625268491287724034" xlink:type="simple">https://www.tumblr.com/blog/view/finleynblm/625268491287724034</text:a> </text:p>
          </table:table-cell>
          <table:table-cell table:number-columns-repeated="10"/>
        </table:table-row>
        <table:table-row table:style-name="ro1">
          <table:table-cell office:value-type="float" office:value="134818" calcext:value-type="float">
            <text:p>134818</text:p>
          </table:table-cell>
          <table:table-cell office:value-type="string" calcext:value-type="string">
            <text:p><text:a xlink:href="https://www.tumblr.com/blog/view/est-mon/649039220338573312" xlink:type="simple">https://www.tumblr.com/blog/view/est-mon/649039220338573312</text:a> </text:p>
          </table:table-cell>
          <table:table-cell table:number-columns-repeated="10"/>
        </table:table-row>
        <table:table-row table:style-name="ro1">
          <table:table-cell office:value-type="float" office:value="155607" calcext:value-type="float">
            <text:p>155607</text:p>
          </table:table-cell>
          <table:table-cell office:value-type="string" calcext:value-type="string">
            <text:p><text:a xlink:href="https://roseate-felidae.tumblr.com/post/688512705579139072/amber-chilling" xlink:type="simple">https://roseate-felidae.tumblr.com/post/688512705579139072/amber-chilling</text:a> </text:p>
          </table:table-cell>
          <table:table-cell table:number-columns-repeated="10"/>
        </table:table-row>
        <table:table-row table:style-name="ro1">
          <table:table-cell office:value-type="float" office:value="145722" calcext:value-type="float">
            <text:p>145722</text:p>
          </table:table-cell>
          <table:table-cell office:value-type="string" calcext:value-type="string">
            <text:p><text:a xlink:href="https://rupoetryy.tumblr.com/post/660808064085245952/i-was-the-only-thing-you-didnt-know-how-to-do" xlink:type="simple">https://rupoetryy.tumblr.com/post/660808064085245952/i-was-the-only-thing-you-didnt-know-how-to-do</text:a> </text:p>
          </table:table-cell>
          <table:table-cell table:number-columns-repeated="10"/>
        </table:table-row>
        <table:table-row table:style-name="ro1">
          <table:table-cell office:value-type="float" office:value="68851" calcext:value-type="float">
            <text:p>68851</text:p>
          </table:table-cell>
          <table:table-cell office:value-type="string" calcext:value-type="string">
            <text:p><text:a xlink:href="https://glithzy.tumblr.com/post/636696763782365184/major-heart-eyes" xlink:type="simple">https://glithzy.tumblr.com/post/636696763782365184/major-heart-eyes</text:a> </text:p>
          </table:table-cell>
          <table:table-cell table:number-columns-repeated="10"/>
        </table:table-row>
        <table:table-row table:style-name="ro1">
          <table:table-cell office:value-type="float" office:value="186805" calcext:value-type="float">
            <text:p>186805</text:p>
          </table:table-cell>
          <table:table-cell office:value-type="string" calcext:value-type="string">
            <text:p><text:a xlink:href="https://www.tumblr.com/blog/view/romantic-musings/684241770699243520" xlink:type="simple">https://www.tumblr.com/blog/view/romantic-musings/684241770699243520</text:a> </text:p>
          </table:table-cell>
          <table:table-cell table:number-columns-repeated="10"/>
        </table:table-row>
        <table:table-row table:style-name="ro1">
          <table:table-cell office:value-type="float" office:value="69594" calcext:value-type="float">
            <text:p>69594</text:p>
          </table:table-cell>
          <table:table-cell office:value-type="string" calcext:value-type="string">
            <text:p><text:a xlink:href="https://www.tumblr.com/blog/view/granny-core/187629937459" xlink:type="simple">https://www.tumblr.com/blog/view/granny-core/187629937459</text:a> </text:p>
          </table:table-cell>
          <table:table-cell table:number-columns-repeated="10"/>
        </table:table-row>
        <table:table-row table:style-name="ro1">
          <table:table-cell office:value-type="float" office:value="133311" calcext:value-type="float">
            <text:p>133311</text:p>
          </table:table-cell>
          <table:table-cell office:value-type="string" calcext:value-type="string">
            <text:p><text:a xlink:href="https://gatheringmoss.tumblr.com/post/626723136507904000/i-made-a-cherry-pie-crochet-bag-its-now" xlink:type="simple">https://gatheringmoss.tumblr.com/post/626723136507904000/i-made-a-cherry-pie-crochet-bag-its-now</text:a> </text:p>
          </table:table-cell>
          <table:table-cell table:number-columns-repeated="10"/>
        </table:table-row>
        <table:table-row table:style-name="ro1">
          <table:table-cell office:value-type="float" office:value="88954" calcext:value-type="float">
            <text:p>88954</text:p>
          </table:table-cell>
          <table:table-cell office:value-type="string" calcext:value-type="string">
            <text:p><text:a xlink:href="https://www.tumblr.com/blog/view/rockaflorp/186693647481" xlink:type="simple">https://www.tumblr.com/blog/view/rockaflorp/186693647481</text:a> </text:p>
          </table:table-cell>
          <table:table-cell table:number-columns-repeated="10"/>
        </table:table-row>
        <table:table-row table:style-name="ro1">
          <table:table-cell office:value-type="float" office:value="129542" calcext:value-type="float">
            <text:p>129542</text:p>
          </table:table-cell>
          <table:table-cell office:value-type="string" calcext:value-type="string">
            <text:p><text:a xlink:href="https://www.tumblr.com/blog/view/yorksnapshots/718938801523867648" xlink:type="simple">https://www.tumblr.com/blog/view/yorksnapshots/718938801523867648</text:a> </text:p>
          </table:table-cell>
          <table:table-cell table:number-columns-repeated="10"/>
        </table:table-row>
        <table:table-row table:style-name="ro1">
          <table:table-cell office:value-type="float" office:value="41683" calcext:value-type="float">
            <text:p>41683</text:p>
          </table:table-cell>
          <table:table-cell office:value-type="string" calcext:value-type="string">
            <text:p><text:a xlink:href="https://www.tumblr.com/blog/view/oneshortlady/651018079963381760" xlink:type="simple">https://www.tumblr.com/blog/view/oneshortlady/651018079963381760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8861" calcext:value-type="float">
            <text:p>108861</text:p>
          </table:table-cell>
          <table:table-cell office:value-type="string" calcext:value-type="string">
            <text:p><text:a xlink:href="https://newlullabies.tumblr.com/post/668689389381189632/homecafe-gift-ideas-for-all-your-friends" xlink:type="simple">https://newlullabies.tumblr.com/post/668689389381189632/homecafe-gift-ideas-for-all-your-friends</text:a> </text:p>
          </table:table-cell>
          <table:table-cell table:number-columns-repeated="10"/>
        </table:table-row>
        <table:table-row table:style-name="ro1">
          <table:table-cell office:value-type="float" office:value="53225" calcext:value-type="float">
            <text:p>53225</text:p>
          </table:table-cell>
          <table:table-cell office:value-type="string" calcext:value-type="string">
            <text:p><text:a xlink:href="https://cedar-glade.tumblr.com/post/640614442047012864/echinacea-purpurea-adena-mound-prairie" xlink:type="simple">https://cedar-glade.tumblr.com/post/640614442047012864/echinacea-purpurea-adena-mound-prairie</text:a> </text:p>
          </table:table-cell>
          <table:table-cell table:number-columns-repeated="10"/>
        </table:table-row>
        <table:table-row table:style-name="ro1">
          <table:table-cell office:value-type="float" office:value="123496" calcext:value-type="float">
            <text:p>123496</text:p>
          </table:table-cell>
          <table:table-cell office:value-type="string" calcext:value-type="string">
            <text:p><text:a xlink:href="https://www.tumblr.com/blog/view/gardencore-sapphic/613611662368440320" xlink:type="simple">https://www.tumblr.com/blog/view/gardencore-sapphic/613611662368440320</text:a> </text:p>
          </table:table-cell>
          <table:table-cell table:number-columns-repeated="10"/>
        </table:table-row>
        <table:table-row table:style-name="ro1">
          <table:table-cell office:value-type="float" office:value="59703" calcext:value-type="float">
            <text:p>59703</text:p>
          </table:table-cell>
          <table:table-cell office:value-type="string" calcext:value-type="string">
            <text:p><text:a xlink:href="https://guudlobster.tumblr.com/post/692494793947987968" xlink:type="simple">https://guudlobster.tumblr.com/post/692494793947987968</text:a> </text:p>
          </table:table-cell>
          <table:table-cell table:number-columns-repeated="10"/>
        </table:table-row>
        <table:table-row table:style-name="ro1">
          <table:table-cell office:value-type="float" office:value="160955" calcext:value-type="float">
            <text:p>160955</text:p>
          </table:table-cell>
          <table:table-cell office:value-type="string" calcext:value-type="string">
            <text:p><text:a xlink:href="https://www.tumblr.com/blog/view/incessantscreech2000/694499572529217536" xlink:type="simple">https://www.tumblr.com/blog/view/incessantscreech2000/694499572529217536</text:a>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813" calcext:value-type="float">
            <text:p>187813</text:p>
          </table:table-cell>
          <table:table-cell office:value-type="string" calcext:value-type="string">
            <text:p><text:a xlink:href="https://www.tumblr.com/blog/view/granny-core/676191469924761600" xlink:type="simple">https://www.tumblr.com/blog/view/granny-core/676191469924761600</text:a> </text:p>
          </table:table-cell>
          <table:table-cell table:number-columns-repeated="10"/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string" calcext:value-type="string">
            <text:p><text:a xlink:href="https://www.tumblr.com/blog/view/lil-leviathan/646290326908190720" xlink:type="simple">https://www.tumblr.com/blog/view/lil-leviathan/646290326908190720</text:a> </text:p>
          </table:table-cell>
          <table:table-cell table:number-columns-repeated="10"/>
        </table:table-row>
        <table:table-row table:style-name="ro1">
          <table:table-cell office:value-type="float" office:value="128730" calcext:value-type="float">
            <text:p>128730</text:p>
          </table:table-cell>
          <table:table-cell office:value-type="string" calcext:value-type="string">
            <text:p><text:a xlink:href="https://www.tumblr.com/blog/view/ofmushroomsandmoss/713137273606160384" xlink:type="simple">https://www.tumblr.com/blog/view/ofmushroomsandmoss/713137273606160384</text:a> </text:p>
          </table:table-cell>
          <table:table-cell table:number-columns-repeated="10"/>
        </table:table-row>
        <table:table-row table:style-name="ro1">
          <table:table-cell office:value-type="float" office:value="174027" calcext:value-type="float">
            <text:p>174027</text:p>
          </table:table-cell>
          <table:table-cell office:value-type="string" calcext:value-type="string">
            <text:p><text:a xlink:href="https://skogsraet.tumblr.com/post/176108750919/the-trails-are-picked-clean-but-you-can-still" xlink:type="simple">https://skogsraet.tumblr.com/post/176108750919/the-trails-are-picked-clean-but-you-can-still</text:a> </text:p>
          </table:table-cell>
          <table:table-cell table:number-columns-repeated="10"/>
        </table:table-row>
        <table:table-row table:style-name="ro1">
          <table:table-cell office:value-type="float" office:value="158969" calcext:value-type="float">
            <text:p>158969</text:p>
          </table:table-cell>
          <table:table-cell office:value-type="string" calcext:value-type="string">
            <text:p><text:a xlink:href="https://www.tumblr.com/blog/view/thefarmersblog/685984909536411648" xlink:type="simple">https://www.tumblr.com/blog/view/thefarmersblog/685984909536411648</text:a> </text:p>
          </table:table-cell>
          <table:table-cell table:number-columns-repeated="10"/>
        </table:table-row>
        <table:table-row table:style-name="ro1">
          <table:table-cell office:value-type="float" office:value="32102" calcext:value-type="float">
            <text:p>32102</text:p>
          </table:table-cell>
          <table:table-cell office:value-type="string" calcext:value-type="string">
            <text:p><text:a xlink:href="https://peacozy.tumblr.com/post/707267285713387520/arrietty" xlink:type="simple">https://peacozy.tumblr.com/post/707267285713387520/arrietty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5797" calcext:value-type="float">
            <text:p>185797</text:p>
          </table:table-cell>
          <table:table-cell office:value-type="string" calcext:value-type="string">
            <text:p><text:a xlink:href="https://www.tumblr.com/blog/view/ingolfshofoi/631413346627977216" xlink:type="simple">https://www.tumblr.com/blog/view/ingolfshofoi/631413346627977216</text:a> </text:p>
          </table:table-cell>
          <table:table-cell table:number-columns-repeated="10"/>
        </table:table-row>
        <table:table-row table:style-name="ro1">
          <table:table-cell office:value-type="float" office:value="28976" calcext:value-type="float">
            <text:p>28976</text:p>
          </table:table-cell>
          <table:table-cell office:value-type="string" calcext:value-type="string">
            <text:p><text:a xlink:href="https://www.tumblr.com/blog/view/seasonalcabin/189726174015" xlink:type="simple">https://www.tumblr.com/blog/view/seasonalcabin/189726174015</text:a> </text:p>
          </table:table-cell>
          <table:table-cell table:number-columns-repeated="10"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<text:a xlink:href="https://queersteaders.tumblr.com/post/659545675526258688/belle-gets-a-daily-hose-down-around-2pm" xlink:type="simple">https://queersteaders.tumblr.com/post/659545675526258688/belle-gets-a-daily-hose-down-around-2pm</text:a> </text:p>
          </table:table-cell>
          <table:table-cell table:number-columns-repeated="10"/>
        </table:table-row>
        <table:table-row table:style-name="ro1">
          <table:table-cell office:value-type="float" office:value="122692" calcext:value-type="float">
            <text:p>122692</text:p>
          </table:table-cell>
          <table:table-cell office:value-type="string" calcext:value-type="string">
            <text:p><text:a xlink:href="https://www.tumblr.com/blog/view/dirtshrines/180211681878" xlink:type="simple">https://www.tumblr.com/blog/view/dirtshrines/180211681878</text:a> </text:p>
          </table:table-cell>
          <table:table-cell table:number-columns-repeated="10"/>
        </table:table-row>
        <table:table-row table:style-name="ro1">
          <table:table-cell office:value-type="float" office:value="168931" calcext:value-type="float">
            <text:p>168931</text:p>
          </table:table-cell>
          <table:table-cell office:value-type="string" calcext:value-type="string">
            <text:p><text:a xlink:href="https://mushfae.tumblr.com/post/629821599260999680" xlink:type="simple">https://mushfae.tumblr.com/post/629821599260999680</text:a> </text:p>
          </table:table-cell>
          <table:table-cell table:number-columns-repeated="10"/>
        </table:table-row>
        <table:table-row table:style-name="ro1">
          <table:table-cell office:value-type="float" office:value="129345" calcext:value-type="float">
            <text:p>129345</text:p>
          </table:table-cell>
          <table:table-cell office:value-type="string" calcext:value-type="string">
            <text:p><text:a xlink:href="https://healerlighthouse.tumblr.com/post/674938790466469888" xlink:type="simple">https://healerlighthouse.tumblr.com/post/674938790466469888</text:a> </text:p>
          </table:table-cell>
          <table:table-cell table:number-columns-repeated="10"/>
        </table:table-row>
        <table:table-row table:style-name="ro1">
          <table:table-cell office:value-type="float" office:value="117366" calcext:value-type="float">
            <text:p>117366</text:p>
          </table:table-cell>
          <table:table-cell office:value-type="string" calcext:value-type="string">
            <text:p><text:a xlink:href="https://opalalien.tumblr.com/post/624390062394753024/living-in-her-dream" xlink:type="simple">https://opalalien.tumblr.com/post/624390062394753024/living-in-her-dream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8542" calcext:value-type="float">
            <text:p>88542</text:p>
          </table:table-cell>
          <table:table-cell office:value-type="string" calcext:value-type="string">
            <text:p><text:a xlink:href="https://www.tumblr.com/blog/view/taha-ali-hassan/612766114434416640" xlink:type="simple">https://www.tumblr.com/blog/view/taha-ali-hassan/612766114434416640</text:a> </text:p>
          </table:table-cell>
          <table:table-cell table:number-columns-repeated="10"/>
        </table:table-row>
        <table:table-row table:style-name="ro1">
          <table:table-cell office:value-type="float" office:value="103932" calcext:value-type="float">
            <text:p>103932</text:p>
          </table:table-cell>
          <table:table-cell office:value-type="string" calcext:value-type="string">
            <text:p><text:a xlink:href="https://mochikitttyy.tumblr.com/post/724850916783767552/this-was-an-old-commission" xlink:type="simple">https://mochikitttyy.tumblr.com/post/724850916783767552/this-was-an-old-commission</text:a> </text:p>
          </table:table-cell>
          <table:table-cell table:number-columns-repeated="10"/>
        </table:table-row>
        <table:table-row table:style-name="ro1">
          <table:table-cell office:value-type="float" office:value="110633" calcext:value-type="float">
            <text:p>110633</text:p>
          </table:table-cell>
          <table:table-cell office:value-type="string" calcext:value-type="string">
            <text:p><text:a xlink:href="https://www.tumblr.com/blog/view/malicious-juicebox/638949408563724288" xlink:type="simple">https://www.tumblr.com/blog/view/malicious-juicebox/63894940856372428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122" calcext:value-type="float">
            <text:p>48122</text:p>
          </table:table-cell>
          <table:table-cell office:value-type="string" calcext:value-type="string">
            <text:p><text:a xlink:href="https://catchymemes.tumblr.com/post/707238802461229057" xlink:type="simple">https://catchymemes.tumblr.com/post/707238802461229057</text:a> </text:p>
          </table:table-cell>
          <table:table-cell table:number-columns-repeated="10"/>
        </table:table-row>
        <table:table-row table:style-name="ro1">
          <table:table-cell office:value-type="float" office:value="37564" calcext:value-type="float">
            <text:p>37564</text:p>
          </table:table-cell>
          <table:table-cell office:value-type="string" calcext:value-type="string">
            <text:p><text:a xlink:href="https://loftyangel.tumblr.com/post/739624223706955776/httpswwwinstagramcomonyeastwefeast" xlink:type="simple">https://loftyangel.tumblr.com/post/739624223706955776/httpswwwinstagramcomonyeastwefeast</text:a> </text:p>
          </table:table-cell>
          <table:table-cell table:number-columns-repeated="10"/>
        </table:table-row>
        <table:table-row table:style-name="ro1">
          <table:table-cell office:value-type="float" office:value="74558" calcext:value-type="float">
            <text:p>74558</text:p>
          </table:table-cell>
          <table:table-cell office:value-type="string" calcext:value-type="string">
            <text:p><text:a xlink:href="https://www.tumblr.com/blog/view/witchbitchkit/650978399294210048" xlink:type="simple">https://www.tumblr.com/blog/view/witchbitchkit/650978399294210048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9116" calcext:value-type="float">
            <text:p>109116</text:p>
          </table:table-cell>
          <table:table-cell office:value-type="string" calcext:value-type="string">
            <text:p><text:a xlink:href="https://danielkahndyke.tumblr.com/post/670890378097000448/they-really-served-cottagecore-here" xlink:type="simple">https://danielkahndyke.tumblr.com/post/670890378097000448/they-really-served-cottagecore-here</text:a> </text:p>
          </table:table-cell>
          <table:table-cell table:number-columns-repeated="10"/>
        </table:table-row>
        <table:table-row table:style-name="ro1">
          <table:table-cell office:value-type="float" office:value="162865" calcext:value-type="float">
            <text:p>162865</text:p>
          </table:table-cell>
          <table:table-cell office:value-type="string" calcext:value-type="string">
            <text:p><text:a xlink:href="https://blacklilyghost.tumblr.com/post/687671139123838976/taken-by-me-last-sunday-south-tyrol-𓍊𓋼" xlink:type="simple">https://blacklilyghost.tumblr.com/post/687671139123838976/taken-by-me-last-sunday-south-tyrol-%F0%93%8D%8A%F0%93%8B%BC</text:a> </text:p>
          </table:table-cell>
          <table:table-cell table:number-columns-repeated="10"/>
        </table:table-row>
        <table:table-row table:style-name="ro1">
          <table:table-cell office:value-type="float" office:value="136129" calcext:value-type="float">
            <text:p>136129</text:p>
          </table:table-cell>
          <table:table-cell office:value-type="string" calcext:value-type="string">
            <text:p><text:a xlink:href="https://www.tumblr.com/blog/view/silkgonerough/675854212936204288" xlink:type="simple">https://www.tumblr.com/blog/view/silkgonerough/675854212936204288</text:a>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672" calcext:value-type="float">
            <text:p>53672</text:p>
          </table:table-cell>
          <table:table-cell office:value-type="string" calcext:value-type="string">
            <text:p><text:a xlink:href="https://www.tumblr.com/blog/view/yorksnapshots/640042139462615040" xlink:type="simple">https://www.tumblr.com/blog/view/yorksnapshots/640042139462615040</text:a> </text:p>
          </table:table-cell>
          <table:table-cell table:number-columns-repeated="10"/>
        </table:table-row>
        <table:table-row table:style-name="ro1">
          <table:table-cell office:value-type="float" office:value="137908" calcext:value-type="float">
            <text:p>137908</text:p>
          </table:table-cell>
          <table:table-cell office:value-type="string" calcext:value-type="string">
            <text:p><text:a xlink:href="https://www.tumblr.com/blog/view/genderfae-culture-is/657577357475987456" xlink:type="simple">https://www.tumblr.com/blog/view/genderfae-culture-is/657577357475987456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954" calcext:value-type="float">
            <text:p>121954</text:p>
          </table:table-cell>
          <table:table-cell office:value-type="string" calcext:value-type="string">
            <text:p><text:a xlink:href="https://www.tumblr.com/blog/view/thewholeavocado/690721045555167233" xlink:type="simple">https://www.tumblr.com/blog/view/thewholeavocado/690721045555167233</text:a> </text:p>
          </table:table-cell>
          <table:table-cell table:number-columns-repeated="10"/>
        </table:table-row>
        <table:table-row table:style-name="ro1">
          <table:table-cell office:value-type="float" office:value="134330" calcext:value-type="float">
            <text:p>134330</text:p>
          </table:table-cell>
          <table:table-cell office:value-type="string" calcext:value-type="string">
            <text:p><text:a xlink:href="https://www.tumblr.com/blog/view/purple-clikkie/190491574359" xlink:type="simple">https://www.tumblr.com/blog/view/purple-clikkie/190491574359</text:a> </text:p>
          </table:table-cell>
          <table:table-cell table:number-columns-repeated="10"/>
        </table:table-row>
        <table:table-row table:style-name="ro1">
          <table:table-cell office:value-type="float" office:value="60632" calcext:value-type="float">
            <text:p>60632</text:p>
          </table:table-cell>
          <table:table-cell office:value-type="string" calcext:value-type="string">
            <text:p><text:a xlink:href="https://angiethewitch.tumblr.com/post/635838699580571648/the-fae-live-here" xlink:type="simple">https://angiethewitch.tumblr.com/post/635838699580571648/the-fae-live-here</text:a> </text:p>
          </table:table-cell>
          <table:table-cell table:number-columns-repeated="10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<text:a xlink:href="https://faeree-layne.tumblr.com/post/649987370334191616" xlink:type="simple">https://faeree-layne.tumblr.com/post/649987370334191616</text:a> 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255" calcext:value-type="float">
            <text:p>100255</text:p>
          </table:table-cell>
          <table:table-cell office:value-type="string" calcext:value-type="string">
            <text:p><text:a xlink:href="https://madisonsaferillustration.tumblr.com/post/657876990769201152/tea-for-three" xlink:type="simple">https://madisonsaferillustration.tumblr.com/post/657876990769201152/tea-for-three</text:a> </text:p>
          </table:table-cell>
          <table:table-cell table:number-columns-repeated="10"/>
        </table:table-row>
        <table:table-row table:style-name="ro1">
          <table:table-cell office:value-type="float" office:value="52922" calcext:value-type="float">
            <text:p>52922</text:p>
          </table:table-cell>
          <table:table-cell office:value-type="string" calcext:value-type="string">
            <text:p><text:a xlink:href="https://www.tumblr.com/blog/view/cultivatingcuriousity/188963041347" xlink:type="simple">https://www.tumblr.com/blog/view/cultivatingcuriousity/188963041347</text:a> </text:p>
          </table:table-cell>
          <table:table-cell table:number-columns-repeated="10"/>
        </table:table-row>
        <table:table-row table:style-name="ro1">
          <table:table-cell office:value-type="float" office:value="121114" calcext:value-type="float">
            <text:p>121114</text:p>
          </table:table-cell>
          <table:table-cell office:value-type="string" calcext:value-type="string">
            <text:p><text:a xlink:href="https://www.tumblr.com/blog/view/kiwibes/624190541903675392" xlink:type="simple">https://www.tumblr.com/blog/view/kiwibes/624190541903675392</text:a> </text:p>
          </table:table-cell>
          <table:table-cell table:number-columns-repeated="10"/>
        </table:table-row>
        <table:table-row table:style-name="ro1">
          <table:table-cell office:value-type="float" office:value="193596" calcext:value-type="float">
            <text:p>193596</text:p>
          </table:table-cell>
          <table:table-cell office:value-type="string" calcext:value-type="string">
            <text:p><text:a xlink:href="https://www.tumblr.com/blog/view/cubanredant/619003805220077568" xlink:type="simple">https://www.tumblr.com/blog/view/cubanredant/619003805220077568</text:a>  </text:p>
          </table:table-cell>
          <table:table-cell table:number-columns-repeated="10"/>
        </table:table-row>
        <table:table-row table:style-name="ro1">
          <table:table-cell office:value-type="float" office:value="157195" calcext:value-type="float">
            <text:p>157195</text:p>
          </table:table-cell>
          <table:table-cell office:value-type="string" calcext:value-type="string">
            <text:p><text:a xlink:href="https://www.tumblr.com/blog/view/masterchef901/723068573542694912" xlink:type="simple">https://www.tumblr.com/blog/view/masterchef901/723068573542694912</text:a> </text:p>
          </table:table-cell>
          <table:table-cell table:number-columns-repeated="10"/>
        </table:table-row>
        <table:table-row table:style-name="ro1">
          <table:table-cell office:value-type="float" office:value="179975" calcext:value-type="float">
            <text:p>179975</text:p>
          </table:table-cell>
          <table:table-cell office:value-type="string" calcext:value-type="string">
            <text:p><text:a xlink:href="https://phasmids.tumblr.com/post/186593705940/this-little-lad-decided-to-rest-on-my-back-door" xlink:type="simple">https://phasmids.tumblr.com/post/186593705940/this-little-lad-decided-to-rest-on-my-back-door</text:a> </text:p>
          </table:table-cell>
          <table:table-cell table:number-columns-repeated="10"/>
        </table:table-row>
        <table:table-row table:style-name="ro1">
          <table:table-cell office:value-type="float" office:value="123676" calcext:value-type="float">
            <text:p>123676</text:p>
          </table:table-cell>
          <table:table-cell office:value-type="string" calcext:value-type="string">
            <text:p><text:a xlink:href="https://mushfae.tumblr.com/post/675338981762826241" xlink:type="simple">https://mushfae.tumblr.com/post/675338981762826241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818" calcext:value-type="float">
            <text:p>55818</text:p>
          </table:table-cell>
          <table:table-cell office:value-type="string" calcext:value-type="string">
            <text:p><text:a xlink:href="https://warmvanillasugarwlw.tumblr.com/post/189925797601/it-sure-is-a-shame-that-im-not-snuggling-with-my" xlink:type="simple">https://warmvanillasugarwlw.tumblr.com/post/189925797601/it-sure-is-a-shame-that-im-not-snuggling-with-my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012" calcext:value-type="float">
            <text:p>52012</text:p>
          </table:table-cell>
          <table:table-cell office:value-type="string" calcext:value-type="string">
            <text:p><text:a xlink:href="https://bloodorangehoney.tumblr.com/post/619311211886067712/woah-dudes-are-you-feeling-these-national-park" xlink:type="simple">https://bloodorangehoney.tumblr.com/post/619311211886067712/woah-dudes-are-you-feeling-these-national-park</text:a> </text:p>
          </table:table-cell>
          <table:table-cell table:number-columns-repeated="10"/>
        </table:table-row>
        <table:table-row table:style-name="ro1">
          <table:table-cell office:value-type="float" office:value="49154" calcext:value-type="float">
            <text:p>49154</text:p>
          </table:table-cell>
          <table:table-cell office:value-type="string" calcext:value-type="string">
            <text:p><text:a xlink:href="https://squeakowl.tumblr.com/post/740685833767632896/via-heidis-cottage-image" xlink:type="simple">https://squeakowl.tumblr.com/post/740685833767632896/via-heidis-cottage-image</text:a> </text:p>
          </table:table-cell>
          <table:table-cell table:number-columns-repeated="10"/>
        </table:table-row>
        <table:table-row table:style-name="ro1">
          <table:table-cell office:value-type="float" office:value="38302" calcext:value-type="float">
            <text:p>38302</text:p>
          </table:table-cell>
          <table:table-cell office:value-type="string" calcext:value-type="string">
            <text:p><text:a xlink:href="https://fairmaidnelly.tumblr.com/post/699456752811393024" xlink:type="simple">https://fairmaidnelly.tumblr.com/post/699456752811393024</text:a> </text:p>
          </table:table-cell>
          <table:table-cell table:number-columns-repeated="10"/>
        </table:table-row>
        <table:table-row table:style-name="ro1">
          <table:table-cell office:value-type="float" office:value="161856" calcext:value-type="float">
            <text:p>161856</text:p>
          </table:table-cell>
          <table:table-cell office:value-type="string" calcext:value-type="string">
            <text:p><text:a xlink:href="https://mimiswitchywrites.tumblr.com/post/696410323963510784/green-sheets-snuggled-between-the-forest-and" xlink:type="simple">https://mimiswitchywrites.tumblr.com/post/696410323963510784/green-sheets-snuggled-between-the-forest-and</text:a>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6T18:28:10.010271063</dc:date>
    <meta:editing-duration>PT47M30S</meta:editing-duration>
    <meta:editing-cycles>12</meta:editing-cycles>
    <meta:document-statistic meta:table-count="1" meta:cell-count="548" meta:object-count="0"/>
  </office:meta>
</office:document-meta>
</file>